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oc_ts_extract" table:style-name="ta1">
        <table:shapes>
          <draw:frame draw:z-index="0" draw:style-name="gr1" draw:text-style-name="P1" svg:width="6.2988in" svg:height="3.5429in" svg:x="2.0366in" svg:y="0.0394in">
            <draw:object draw:notify-on-update-of-ranges="roc_ts_extract.A1:roc_ts_extract.A547 roc_ts_extract.B1:roc_ts_extract.B5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1459694989107" calcext:value-type="float">
            <text:p>0.08714596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80392156862745" calcext:value-type="float">
            <text:p>0.09803921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39651416122" calcext:value-type="float">
            <text:p>0.102396514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468409586057" calcext:value-type="float">
            <text:p>0.115468409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36165577342" calcext:value-type="float">
            <text:p>0.126361655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076252723312" calcext:value-type="float">
            <text:p>0.1350762527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159041394335512" calcext:value-type="float">
            <text:p>0.1590413943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163398692810458" calcext:value-type="float">
            <text:p>0.1633986928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191721132897603" calcext:value-type="float">
            <text:p>0.1917211329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11328976034858" calcext:value-type="float">
            <text:p>0.211328976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33115468409586" calcext:value-type="float">
            <text:p>0.2331154684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37472766884532" calcext:value-type="float">
            <text:p>0.2374727669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48366013071895" calcext:value-type="float">
            <text:p>0.2483660131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52723311546841" calcext:value-type="float">
            <text:p>0.2527233115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70152505446623" calcext:value-type="float">
            <text:p>0.2701525054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274509803921569" calcext:value-type="float">
            <text:p>0.2745098039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02832244008715" calcext:value-type="float">
            <text:p>0.302832244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11546840958606" calcext:value-type="float">
            <text:p>0.311546841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20261437908497" calcext:value-type="float">
            <text:p>0.3202614379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24618736383442" calcext:value-type="float">
            <text:p>0.3246187364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24618736383442" calcext:value-type="float">
            <text:p>0.3246187364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42047930283224" calcext:value-type="float">
            <text:p>0.3420479303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4640522875817" calcext:value-type="float">
            <text:p>0.3464052288</text:p>
          </table:table-cell>
          <table:table-cell/>
        </table:table-row>
        <table:table-row table:style-name="ro1">
          <table:table-cell office:value-type="float" office:value="0.000709219858156028" calcext:value-type="float">
            <text:p>0.0007092199</text:p>
          </table:table-cell>
          <table:table-cell office:value-type="float" office:value="0.348583877995643" calcext:value-type="float">
            <text:p>0.348583878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52941176470588" calcext:value-type="float">
            <text:p>0.3529411765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55119825708061" calcext:value-type="float">
            <text:p>0.3551198257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59477124183006" calcext:value-type="float">
            <text:p>0.3594771242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79084967320261" calcext:value-type="float">
            <text:p>0.3790849673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38562091503268" calcext:value-type="float">
            <text:p>0.385620915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03050108932462" calcext:value-type="float">
            <text:p>0.4030501089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07407407407407" calcext:value-type="float">
            <text:p>0.4074074074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18300653594771" calcext:value-type="float">
            <text:p>0.4183006536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44444444444444" calcext:value-type="float">
            <text:p>0.4444444444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61873638344227" calcext:value-type="float">
            <text:p>0.4618736383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880174291939" calcext:value-type="float">
            <text:p>0.4880174292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4880174291939" calcext:value-type="float">
            <text:p>0.4880174292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516339869281046" calcext:value-type="float">
            <text:p>0.5163398693</text:p>
          </table:table-cell>
          <table:table-cell/>
        </table:table-row>
        <table:table-row table:style-name="ro1">
          <table:table-cell office:value-type="float" office:value="0.00106382978723404" calcext:value-type="float">
            <text:p>0.0010638298</text:p>
          </table:table-cell>
          <table:table-cell office:value-type="float" office:value="0.518518518518518" calcext:value-type="float">
            <text:p>0.5185185185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49019607843137" calcext:value-type="float">
            <text:p>0.5490196078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53376906318083" calcext:value-type="float">
            <text:p>0.5533769063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64270152505447" calcext:value-type="float">
            <text:p>0.5642701525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68627450980392" calcext:value-type="float">
            <text:p>0.568627451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7516339869281" calcext:value-type="float">
            <text:p>0.5751633987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79520697167756" calcext:value-type="float">
            <text:p>0.5795206972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592592592592593" calcext:value-type="float">
            <text:p>0.5925925926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01307189542484" calcext:value-type="float">
            <text:p>0.6013071895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03485838779956" calcext:value-type="float">
            <text:p>0.6034858388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23093681917211" calcext:value-type="float">
            <text:p>0.6230936819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25272331154684" calcext:value-type="float">
            <text:p>0.6252723312</text:p>
          </table:table-cell>
          <table:table-cell/>
        </table:table-row>
        <table:table-row table:style-name="ro1">
          <table:table-cell office:value-type="float" office:value="0.00141843971631206" calcext:value-type="float">
            <text:p>0.0014184397</text:p>
          </table:table-cell>
          <table:table-cell office:value-type="float" office:value="0.62962962962963" calcext:value-type="float">
            <text:p>0.6296296296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62309368191721" calcext:value-type="float">
            <text:p>0.6623093682</text:p>
          </table:table-cell>
          <table:table-cell/>
        </table:table-row>
        <table:table-row table:style-name="ro1">
          <table:table-cell office:value-type="float" office:value="0.00177304964539007" calcext:value-type="float">
            <text:p>0.0017730496</text:p>
          </table:table-cell>
          <table:table-cell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office:value-type="float" office:value="0.00212765957446808" calcext:value-type="float">
            <text:p>0.0021276596</text:p>
          </table:table-cell>
          <table:table-cell office:value-type="float" office:value="0.697167755991285" calcext:value-type="float">
            <text:p>0.697167756</text:p>
          </table:table-cell>
          <table:table-cell/>
        </table:table-row>
        <table:table-row table:style-name="ro1">
          <table:table-cell office:value-type="float" office:value="0.00283687943262411" calcext:value-type="float">
            <text:p>0.0028368794</text:p>
          </table:table-cell>
          <table:table-cell office:value-type="float" office:value="0.688453159041394" calcext:value-type="float">
            <text:p>0.688453159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1677559912854" calcext:value-type="float">
            <text:p>0.7167755991</text:p>
          </table:table-cell>
          <table:table-cell/>
        </table:table-row>
        <table:table-row table:style-name="ro1">
          <table:table-cell office:value-type="float" office:value="0.00390070921985816" calcext:value-type="float">
            <text:p>0.0039007092</text:p>
          </table:table-cell>
          <table:table-cell office:value-type="float" office:value="0.729847494553377" calcext:value-type="float">
            <text:p>0.7298474946</text:p>
          </table:table-cell>
          <table:table-cell/>
        </table:table-row>
        <table:table-row table:style-name="ro1">
          <table:table-cell office:value-type="float" office:value="0.00460992907801418" calcext:value-type="float">
            <text:p>0.0046099291</text:p>
          </table:table-cell>
          <table:table-cell office:value-type="float" office:value="0.738562091503268" calcext:value-type="float">
            <text:p>0.7385620915</text:p>
          </table:table-cell>
          <table:table-cell/>
        </table:table-row>
        <table:table-row table:style-name="ro1">
          <table:table-cell office:value-type="float" office:value="0.00602836879432624" calcext:value-type="float">
            <text:p>0.0060283688</text:p>
          </table:table-cell>
          <table:table-cell office:value-type="float" office:value="0.777777777777778" calcext:value-type="float">
            <text:p>0.7777777778</text:p>
          </table:table-cell>
          <table:table-cell/>
        </table:table-row>
        <table:table-row table:style-name="ro1">
          <table:table-cell office:value-type="float" office:value="0.00673758865248227" calcext:value-type="float">
            <text:p>0.0067375887</text:p>
          </table:table-cell>
          <table:table-cell office:value-type="float" office:value="0.777777777777778" calcext:value-type="float">
            <text:p>0.7777777778</text:p>
          </table:table-cell>
          <table:table-cell/>
        </table:table-row>
        <table:table-row table:style-name="ro1">
          <table:table-cell office:value-type="float" office:value="0.0074468085106383" calcext:value-type="float">
            <text:p>0.0074468085</text:p>
          </table:table-cell>
          <table:table-cell office:value-type="float" office:value="0.782135076252723" calcext:value-type="float">
            <text:p>0.7821350763</text:p>
          </table:table-cell>
          <table:table-cell/>
        </table:table-row>
        <table:table-row table:style-name="ro1">
          <table:table-cell office:value-type="float" office:value="0.00921985815602837" calcext:value-type="float">
            <text:p>0.0092198582</text:p>
          </table:table-cell>
          <table:table-cell office:value-type="float" office:value="0.782135076252723" calcext:value-type="float">
            <text:p>0.7821350763</text:p>
          </table:table-cell>
          <table:table-cell/>
        </table:table-row>
        <table:table-row table:style-name="ro1">
          <table:table-cell office:value-type="float" office:value="0.0109929078014184" calcext:value-type="float">
            <text:p>0.0109929078</text:p>
          </table:table-cell>
          <table:table-cell office:value-type="float" office:value="0.777777777777778" calcext:value-type="float">
            <text:p>0.7777777778</text:p>
          </table:table-cell>
          <table:table-cell/>
        </table:table-row>
        <table:table-row table:style-name="ro1">
          <table:table-cell office:value-type="float" office:value="0.0109929078014184" calcext:value-type="float">
            <text:p>0.0109929078</text:p>
          </table:table-cell>
          <table:table-cell office:value-type="float" office:value="0.786492374727669" calcext:value-type="float">
            <text:p>0.7864923747</text:p>
          </table:table-cell>
          <table:table-cell/>
        </table:table-row>
        <table:table-row table:style-name="ro1">
          <table:table-cell office:value-type="float" office:value="0.0152482269503546" calcext:value-type="float">
            <text:p>0.015248227</text:p>
          </table:table-cell>
          <table:table-cell office:value-type="float" office:value="0.782135076252723" calcext:value-type="float">
            <text:p>0.7821350763</text:p>
          </table:table-cell>
          <table:table-cell/>
        </table:table-row>
        <table:table-row table:style-name="ro1">
          <table:table-cell office:value-type="float" office:value="0.0156028368794326" calcext:value-type="float">
            <text:p>0.0156028369</text:p>
          </table:table-cell>
          <table:table-cell office:value-type="float" office:value="0.788671023965142" calcext:value-type="float">
            <text:p>0.788671024</text:p>
          </table:table-cell>
          <table:table-cell/>
        </table:table-row>
        <table:table-row table:style-name="ro1">
          <table:table-cell office:value-type="float" office:value="0.0177304964539007" calcext:value-type="float">
            <text:p>0.0177304965</text:p>
          </table:table-cell>
          <table:table-cell office:value-type="float" office:value="0.784313725490196" calcext:value-type="float">
            <text:p>0.7843137255</text:p>
          </table:table-cell>
          <table:table-cell/>
        </table:table-row>
        <table:table-row table:style-name="ro1">
          <table:table-cell office:value-type="float" office:value="0.0177304964539007" calcext:value-type="float">
            <text:p>0.0177304965</text:p>
          </table:table-cell>
          <table:table-cell office:value-type="float" office:value="0.786492374727669" calcext:value-type="float">
            <text:p>0.7864923747</text:p>
          </table:table-cell>
          <table:table-cell/>
        </table:table-row>
        <table:table-row table:style-name="ro1">
          <table:table-cell office:value-type="float" office:value="0.025177304964539" calcext:value-type="float">
            <text:p>0.025177305</text:p>
          </table:table-cell>
          <table:table-cell office:value-type="float" office:value="0.790849673202614" calcext:value-type="float">
            <text:p>0.7908496732</text:p>
          </table:table-cell>
          <table:table-cell/>
        </table:table-row>
        <table:table-row table:style-name="ro1">
          <table:table-cell office:value-type="float" office:value="0.025531914893617" calcext:value-type="float">
            <text:p>0.0255319149</text:p>
          </table:table-cell>
          <table:table-cell office:value-type="float" office:value="0.79520697167756" calcext:value-type="float">
            <text:p>0.7952069717</text:p>
          </table:table-cell>
          <table:table-cell/>
        </table:table-row>
        <table:table-row table:style-name="ro1">
          <table:table-cell office:value-type="float" office:value="0.025886524822695" calcext:value-type="float">
            <text:p>0.0258865248</text:p>
          </table:table-cell>
          <table:table-cell office:value-type="float" office:value="0.790849673202614" calcext:value-type="float">
            <text:p>0.7908496732</text:p>
          </table:table-cell>
          <table:table-cell/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0.790849673202614" calcext:value-type="float">
            <text:p>0.7908496732</text:p>
          </table:table-cell>
          <table:table-cell/>
        </table:table-row>
        <table:table-row table:style-name="ro1">
          <table:table-cell office:value-type="float" office:value="0.0414893617021277" calcext:value-type="float">
            <text:p>0.0414893617</text:p>
          </table:table-cell>
          <table:table-cell office:value-type="float" office:value="0.799564270152505" calcext:value-type="float">
            <text:p>0.7995642702</text:p>
          </table:table-cell>
          <table:table-cell/>
        </table:table-row>
        <table:table-row table:style-name="ro1">
          <table:table-cell office:value-type="float" office:value="0.0432624113475177" calcext:value-type="float">
            <text:p>0.0432624113</text:p>
          </table:table-cell>
          <table:table-cell office:value-type="float" office:value="0.801742919389978" calcext:value-type="float">
            <text:p>0.8017429194</text:p>
          </table:table-cell>
          <table:table-cell/>
        </table:table-row>
        <table:table-row table:style-name="ro1">
          <table:table-cell office:value-type="float" office:value="0.0446808510638298" calcext:value-type="float">
            <text:p>0.0446808511</text:p>
          </table:table-cell>
          <table:table-cell office:value-type="float" office:value="0.812636165577342" calcext:value-type="float">
            <text:p>0.8126361656</text:p>
          </table:table-cell>
          <table:table-cell/>
        </table:table-row>
        <table:table-row table:style-name="ro1">
          <table:table-cell office:value-type="float" office:value="0.0450354609929078" calcext:value-type="float">
            <text:p>0.045035461</text:p>
          </table:table-cell>
          <table:table-cell office:value-type="float" office:value="0.808278867102396" calcext:value-type="float">
            <text:p>0.8082788671</text:p>
          </table:table-cell>
          <table:table-cell/>
        </table:table-row>
        <table:table-row table:style-name="ro1">
          <table:table-cell office:value-type="float" office:value="0.0475177304964539" calcext:value-type="float">
            <text:p>0.0475177305</text:p>
          </table:table-cell>
          <table:table-cell office:value-type="float" office:value="0.806100217864924" calcext:value-type="float">
            <text:p>0.8061002179</text:p>
          </table:table-cell>
          <table:table-cell/>
        </table:table-row>
        <table:table-row table:style-name="ro1">
          <table:table-cell office:value-type="float" office:value="0.0478723404255319" calcext:value-type="float">
            <text:p>0.0478723404</text:p>
          </table:table-cell>
          <table:table-cell office:value-type="float" office:value="0.814814814814815" calcext:value-type="float">
            <text:p>0.8148148148</text:p>
          </table:table-cell>
          <table:table-cell/>
        </table:table-row>
        <table:table-row table:style-name="ro1">
          <table:table-cell office:value-type="float" office:value="0.0482269503546099" calcext:value-type="float">
            <text:p>0.0482269504</text:p>
          </table:table-cell>
          <table:table-cell office:value-type="float" office:value="0.814814814814815" calcext:value-type="float">
            <text:p>0.8148148148</text:p>
          </table:table-cell>
          <table:table-cell/>
        </table:table-row>
        <table:table-row table:style-name="ro1">
          <table:table-cell office:value-type="float" office:value="0.0485815602836879" calcext:value-type="float">
            <text:p>0.0485815603</text:p>
          </table:table-cell>
          <table:table-cell office:value-type="float" office:value="0.814814814814815" calcext:value-type="float">
            <text:p>0.8148148148</text:p>
          </table:table-cell>
          <table:table-cell/>
        </table:table-row>
        <table:table-row table:style-name="ro1">
          <table:table-cell office:value-type="float" office:value="0.049645390070922" calcext:value-type="float">
            <text:p>0.0496453901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528368794326241" calcext:value-type="float">
            <text:p>0.0528368794</text:p>
          </table:table-cell>
          <table:table-cell office:value-type="float" office:value="0.812636165577342" calcext:value-type="float">
            <text:p>0.8126361656</text:p>
          </table:table-cell>
          <table:table-cell/>
        </table:table-row>
        <table:table-row table:style-name="ro1">
          <table:table-cell office:value-type="float" office:value="0.0570921985815603" calcext:value-type="float">
            <text:p>0.0570921986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574468085106383" calcext:value-type="float">
            <text:p>0.0574468085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581560283687943" calcext:value-type="float">
            <text:p>0.0581560284</text:p>
          </table:table-cell>
          <table:table-cell office:value-type="float" office:value="0.823529411764706" calcext:value-type="float">
            <text:p>0.8235294118</text:p>
          </table:table-cell>
          <table:table-cell/>
        </table:table-row>
        <table:table-row table:style-name="ro1">
          <table:table-cell office:value-type="float" office:value="0.0613475177304965" calcext:value-type="float">
            <text:p>0.0613475177</text:p>
          </table:table-cell>
          <table:table-cell office:value-type="float" office:value="0.821350762527233" calcext:value-type="float">
            <text:p>0.8213507625</text:p>
          </table:table-cell>
          <table:table-cell/>
        </table:table-row>
        <table:table-row table:style-name="ro1">
          <table:table-cell office:value-type="float" office:value="0.0634751773049645" calcext:value-type="float">
            <text:p>0.0634751773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659574468085107" calcext:value-type="float">
            <text:p>0.0659574468</text:p>
          </table:table-cell>
          <table:table-cell office:value-type="float" office:value="0.825708061002178" calcext:value-type="float">
            <text:p>0.825708061</text:p>
          </table:table-cell>
          <table:table-cell/>
        </table:table-row>
        <table:table-row table:style-name="ro1">
          <table:table-cell office:value-type="float" office:value="0.0663120567375887" calcext:value-type="float">
            <text:p>0.0663120567</text:p>
          </table:table-cell>
          <table:table-cell office:value-type="float" office:value="0.816993464052288" calcext:value-type="float">
            <text:p>0.8169934641</text:p>
          </table:table-cell>
          <table:table-cell/>
        </table:table-row>
        <table:table-row table:style-name="ro1">
          <table:table-cell office:value-type="float" office:value="0.0677304964539007" calcext:value-type="float">
            <text:p>0.0677304965</text:p>
          </table:table-cell>
          <table:table-cell office:value-type="float" office:value="0.825708061002178" calcext:value-type="float">
            <text:p>0.825708061</text:p>
          </table:table-cell>
          <table:table-cell/>
        </table:table-row>
        <table:table-row table:style-name="ro1">
          <table:table-cell office:value-type="float" office:value="0.0695035460992908" calcext:value-type="float">
            <text:p>0.0695035461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074468085106383" calcext:value-type="float">
            <text:p>0.0744680851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074468085106383" calcext:value-type="float">
            <text:p>0.0744680851</text:p>
          </table:table-cell>
          <table:table-cell office:value-type="float" office:value="0.830065359477124" calcext:value-type="float">
            <text:p>0.8300653595</text:p>
          </table:table-cell>
          <table:table-cell/>
        </table:table-row>
        <table:table-row table:style-name="ro1">
          <table:table-cell office:value-type="float" office:value="0.075177304964539" calcext:value-type="float">
            <text:p>0.075177305</text:p>
          </table:table-cell>
          <table:table-cell office:value-type="float" office:value="0.832244008714597" calcext:value-type="float">
            <text:p>0.8322440087</text:p>
          </table:table-cell>
          <table:table-cell/>
        </table:table-row>
        <table:table-row table:style-name="ro1">
          <table:table-cell office:value-type="float" office:value="0.0773049645390071" calcext:value-type="float">
            <text:p>0.0773049645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0780141843971631" calcext:value-type="float">
            <text:p>0.0780141844</text:p>
          </table:table-cell>
          <table:table-cell office:value-type="float" office:value="0.83442265795207" calcext:value-type="float">
            <text:p>0.834422658</text:p>
          </table:table-cell>
          <table:table-cell/>
        </table:table-row>
        <table:table-row table:style-name="ro1">
          <table:table-cell office:value-type="float" office:value="0.0783687943262412" calcext:value-type="float">
            <text:p>0.0783687943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0783687943262412" calcext:value-type="float">
            <text:p>0.0783687943</text:p>
          </table:table-cell>
          <table:table-cell office:value-type="float" office:value="0.83442265795207" calcext:value-type="float">
            <text:p>0.834422658</text:p>
          </table:table-cell>
          <table:table-cell/>
        </table:table-row>
        <table:table-row table:style-name="ro1">
          <table:table-cell office:value-type="float" office:value="0.0790780141843972" calcext:value-type="float">
            <text:p>0.0790780142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0822695035460993" calcext:value-type="float">
            <text:p>0.0822695035</text:p>
          </table:table-cell>
          <table:table-cell office:value-type="float" office:value="0.827886710239651" calcext:value-type="float">
            <text:p>0.8278867102</text:p>
          </table:table-cell>
          <table:table-cell/>
        </table:table-row>
        <table:table-row table:style-name="ro1">
          <table:table-cell office:value-type="float" office:value="0.0829787234042553" calcext:value-type="float">
            <text:p>0.0829787234</text:p>
          </table:table-cell>
          <table:table-cell office:value-type="float" office:value="0.830065359477124" calcext:value-type="float">
            <text:p>0.8300653595</text:p>
          </table:table-cell>
          <table:table-cell/>
        </table:table-row>
        <table:table-row table:style-name="ro1">
          <table:table-cell office:value-type="float" office:value="0.0868794326241135" calcext:value-type="float">
            <text:p>0.0868794326</text:p>
          </table:table-cell>
          <table:table-cell office:value-type="float" office:value="0.832244008714597" calcext:value-type="float">
            <text:p>0.8322440087</text:p>
          </table:table-cell>
          <table:table-cell/>
        </table:table-row>
        <table:table-row table:style-name="ro1">
          <table:table-cell office:value-type="float" office:value="0.0929078014184397" calcext:value-type="float">
            <text:p>0.0929078014</text:p>
          </table:table-cell>
          <table:table-cell office:value-type="float" office:value="0.840958605664488" calcext:value-type="float">
            <text:p>0.8409586057</text:p>
          </table:table-cell>
          <table:table-cell/>
        </table:table-row>
        <table:table-row table:style-name="ro1">
          <table:table-cell office:value-type="float" office:value="0.0936170212765957" calcext:value-type="float">
            <text:p>0.0936170213</text:p>
          </table:table-cell>
          <table:table-cell office:value-type="float" office:value="0.836601307189543" calcext:value-type="float">
            <text:p>0.8366013072</text:p>
          </table:table-cell>
          <table:table-cell/>
        </table:table-row>
        <table:table-row table:style-name="ro1">
          <table:table-cell office:value-type="float" office:value="0.0943262411347518" calcext:value-type="float">
            <text:p>0.0943262411</text:p>
          </table:table-cell>
          <table:table-cell office:value-type="float" office:value="0.840958605664488" calcext:value-type="float">
            <text:p>0.8409586057</text:p>
          </table:table-cell>
          <table:table-cell/>
        </table:table-row>
        <table:table-row table:style-name="ro1">
          <table:table-cell office:value-type="float" office:value="0.098581560283688" calcext:value-type="float">
            <text:p>0.0985815603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0177304964539" calcext:value-type="float">
            <text:p>0.1017730496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02482269503546" calcext:value-type="float">
            <text:p>0.1024822695</text:p>
          </table:table-cell>
          <table:table-cell office:value-type="float" office:value="0.838779956427015" calcext:value-type="float">
            <text:p>0.8387799564</text:p>
          </table:table-cell>
          <table:table-cell/>
        </table:table-row>
        <table:table-row table:style-name="ro1">
          <table:table-cell office:value-type="float" office:value="0.103191489361702" calcext:value-type="float">
            <text:p>0.1031914894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10354609929078" calcext:value-type="float">
            <text:p>0.1035460993</text:p>
          </table:table-cell>
          <table:table-cell office:value-type="float" office:value="0.845315904139433" calcext:value-type="float">
            <text:p>0.8453159041</text:p>
          </table:table-cell>
          <table:table-cell/>
        </table:table-row>
        <table:table-row table:style-name="ro1">
          <table:table-cell office:value-type="float" office:value="0.104964539007092" calcext:value-type="float">
            <text:p>0.104964539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06028368794326" calcext:value-type="float">
            <text:p>0.1060283688</text:p>
          </table:table-cell>
          <table:table-cell office:value-type="float" office:value="0.847494553376906" calcext:value-type="float">
            <text:p>0.8474945534</text:p>
          </table:table-cell>
          <table:table-cell/>
        </table:table-row>
        <table:table-row table:style-name="ro1">
          <table:table-cell office:value-type="float" office:value="0.110992907801418" calcext:value-type="float">
            <text:p>0.1109929078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13120567375887" calcext:value-type="float">
            <text:p>0.1131205674</text:p>
          </table:table-cell>
          <table:table-cell office:value-type="float" office:value="0.843137254901961" calcext:value-type="float">
            <text:p>0.8431372549</text:p>
          </table:table-cell>
          <table:table-cell/>
        </table:table-row>
        <table:table-row table:style-name="ro1">
          <table:table-cell office:value-type="float" office:value="0.116666666666667" calcext:value-type="float">
            <text:p>0.1166666667</text:p>
          </table:table-cell>
          <table:table-cell office:value-type="float" office:value="0.849673202614379" calcext:value-type="float">
            <text:p>0.8496732026</text:p>
          </table:table-cell>
          <table:table-cell/>
        </table:table-row>
        <table:table-row table:style-name="ro1">
          <table:table-cell office:value-type="float" office:value="0.119148936170213" calcext:value-type="float">
            <text:p>0.1191489362</text:p>
          </table:table-cell>
          <table:table-cell office:value-type="float" office:value="0.849673202614379" calcext:value-type="float">
            <text:p>0.8496732026</text:p>
          </table:table-cell>
          <table:table-cell/>
        </table:table-row>
        <table:table-row table:style-name="ro1">
          <table:table-cell office:value-type="float" office:value="0.119858156028369" calcext:value-type="float">
            <text:p>0.119858156</text:p>
          </table:table-cell>
          <table:table-cell office:value-type="float" office:value="0.849673202614379" calcext:value-type="float">
            <text:p>0.8496732026</text:p>
          </table:table-cell>
          <table:table-cell/>
        </table:table-row>
        <table:table-row table:style-name="ro1">
          <table:table-cell office:value-type="float" office:value="0.121276595744681" calcext:value-type="float">
            <text:p>0.1212765957</text:p>
          </table:table-cell>
          <table:table-cell office:value-type="float" office:value="0.851851851851852" calcext:value-type="float">
            <text:p>0.8518518519</text:p>
          </table:table-cell>
          <table:table-cell/>
        </table:table-row>
        <table:table-row table:style-name="ro1">
          <table:table-cell office:value-type="float" office:value="0.123049645390071" calcext:value-type="float">
            <text:p>0.1230496454</text:p>
          </table:table-cell>
          <table:table-cell office:value-type="float" office:value="0.854030501089325" calcext:value-type="float">
            <text:p>0.8540305011</text:p>
          </table:table-cell>
          <table:table-cell/>
        </table:table-row>
        <table:table-row table:style-name="ro1">
          <table:table-cell office:value-type="float" office:value="0.127304964539007" calcext:value-type="float">
            <text:p>0.1273049645</text:p>
          </table:table-cell>
          <table:table-cell office:value-type="float" office:value="0.851851851851852" calcext:value-type="float">
            <text:p>0.8518518519</text:p>
          </table:table-cell>
          <table:table-cell/>
        </table:table-row>
        <table:table-row table:style-name="ro1">
          <table:table-cell office:value-type="float" office:value="0.127659574468085" calcext:value-type="float">
            <text:p>0.1276595745</text:p>
          </table:table-cell>
          <table:table-cell office:value-type="float" office:value="0.85838779956427" calcext:value-type="float">
            <text:p>0.8583877996</text:p>
          </table:table-cell>
          <table:table-cell/>
        </table:table-row>
        <table:table-row table:style-name="ro1">
          <table:table-cell office:value-type="float" office:value="0.129787234042553" calcext:value-type="float">
            <text:p>0.129787234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30141843971631" calcext:value-type="float">
            <text:p>0.130141844</text:p>
          </table:table-cell>
          <table:table-cell office:value-type="float" office:value="0.856209150326797" calcext:value-type="float">
            <text:p>0.8562091503</text:p>
          </table:table-cell>
          <table:table-cell/>
        </table:table-row>
        <table:table-row table:style-name="ro1">
          <table:table-cell office:value-type="float" office:value="0.131914893617021" calcext:value-type="float">
            <text:p>0.1319148936</text:p>
          </table:table-cell>
          <table:table-cell office:value-type="float" office:value="0.860566448801743" calcext:value-type="float">
            <text:p>0.8605664488</text:p>
          </table:table-cell>
          <table:table-cell/>
        </table:table-row>
        <table:table-row table:style-name="ro1">
          <table:table-cell office:value-type="float" office:value="0.135815602836879" calcext:value-type="float">
            <text:p>0.1358156028</text:p>
          </table:table-cell>
          <table:table-cell office:value-type="float" office:value="0.860566448801743" calcext:value-type="float">
            <text:p>0.8605664488</text:p>
          </table:table-cell>
          <table:table-cell/>
        </table:table-row>
        <table:table-row table:style-name="ro1">
          <table:table-cell office:value-type="float" office:value="0.136524822695035" calcext:value-type="float">
            <text:p>0.1365248227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39007092198582" calcext:value-type="float">
            <text:p>0.1390070922</text:p>
          </table:table-cell>
          <table:table-cell office:value-type="float" office:value="0.862745098039216" calcext:value-type="float">
            <text:p>0.862745098</text:p>
          </table:table-cell>
          <table:table-cell/>
        </table:table-row>
        <table:table-row table:style-name="ro1">
          <table:table-cell office:value-type="float" office:value="0.13936170212766" calcext:value-type="float">
            <text:p>0.1393617021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41843971631206" calcext:value-type="float">
            <text:p>0.1418439716</text:p>
          </table:table-cell>
          <table:table-cell office:value-type="float" office:value="0.864923747276688" calcext:value-type="float">
            <text:p>0.8649237473</text:p>
          </table:table-cell>
          <table:table-cell/>
        </table:table-row>
        <table:table-row table:style-name="ro1">
          <table:table-cell office:value-type="float" office:value="0.14468085106383" calcext:value-type="float">
            <text:p>0.1446808511</text:p>
          </table:table-cell>
          <table:table-cell office:value-type="float" office:value="0.869281045751634" calcext:value-type="float">
            <text:p>0.8692810458</text:p>
          </table:table-cell>
          <table:table-cell/>
        </table:table-row>
        <table:table-row table:style-name="ro1">
          <table:table-cell office:value-type="float" office:value="0.145035460992908" calcext:value-type="float">
            <text:p>0.145035461</text:p>
          </table:table-cell>
          <table:table-cell office:value-type="float" office:value="0.860566448801743" calcext:value-type="float">
            <text:p>0.8605664488</text:p>
          </table:table-cell>
          <table:table-cell/>
        </table:table-row>
        <table:table-row table:style-name="ro1">
          <table:table-cell office:value-type="float" office:value="0.145744680851064" calcext:value-type="float">
            <text:p>0.1457446809</text:p>
          </table:table-cell>
          <table:table-cell office:value-type="float" office:value="0.867102396514161" calcext:value-type="float">
            <text:p>0.8671023965</text:p>
          </table:table-cell>
          <table:table-cell/>
        </table:table-row>
        <table:table-row table:style-name="ro1">
          <table:table-cell office:value-type="float" office:value="0.148936170212766" calcext:value-type="float">
            <text:p>0.1489361702</text:p>
          </table:table-cell>
          <table:table-cell office:value-type="float" office:value="0.873638344226579" calcext:value-type="float">
            <text:p>0.8736383442</text:p>
          </table:table-cell>
          <table:table-cell/>
        </table:table-row>
        <table:table-row table:style-name="ro1">
          <table:table-cell office:value-type="float" office:value="0.150709219858156" calcext:value-type="float">
            <text:p>0.1507092199</text:p>
          </table:table-cell>
          <table:table-cell office:value-type="float" office:value="0.873638344226579" calcext:value-type="float">
            <text:p>0.8736383442</text:p>
          </table:table-cell>
          <table:table-cell/>
        </table:table-row>
        <table:table-row table:style-name="ro1">
          <table:table-cell office:value-type="float" office:value="0.155673758865248" calcext:value-type="float">
            <text:p>0.1556737589</text:p>
          </table:table-cell>
          <table:table-cell office:value-type="float" office:value="0.871459694989107" calcext:value-type="float">
            <text:p>0.871459695</text:p>
          </table:table-cell>
          <table:table-cell/>
        </table:table-row>
        <table:table-row table:style-name="ro1">
          <table:table-cell office:value-type="float" office:value="0.156737588652482" calcext:value-type="float">
            <text:p>0.1567375887</text:p>
          </table:table-cell>
          <table:table-cell office:value-type="float" office:value="0.877995642701525" calcext:value-type="float">
            <text:p>0.8779956427</text:p>
          </table:table-cell>
          <table:table-cell/>
        </table:table-row>
        <table:table-row table:style-name="ro1">
          <table:table-cell office:value-type="float" office:value="0.158156028368794" calcext:value-type="float">
            <text:p>0.1581560284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59219858156028" calcext:value-type="float">
            <text:p>0.1592198582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62056737588653" calcext:value-type="float">
            <text:p>0.1620567376</text:p>
          </table:table-cell>
          <table:table-cell office:value-type="float" office:value="0.877995642701525" calcext:value-type="float">
            <text:p>0.8779956427</text:p>
          </table:table-cell>
          <table:table-cell/>
        </table:table-row>
        <table:table-row table:style-name="ro1">
          <table:table-cell office:value-type="float" office:value="0.163829787234043" calcext:value-type="float">
            <text:p>0.1638297872</text:p>
          </table:table-cell>
          <table:table-cell office:value-type="float" office:value="0.877995642701525" calcext:value-type="float">
            <text:p>0.8779956427</text:p>
          </table:table-cell>
          <table:table-cell/>
        </table:table-row>
        <table:table-row table:style-name="ro1">
          <table:table-cell office:value-type="float" office:value="0.165602836879433" calcext:value-type="float">
            <text:p>0.1656028369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166666666666667" calcext:value-type="float">
            <text:p>0.1666666667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70921985815603" calcext:value-type="float">
            <text:p>0.1709219858</text:p>
          </table:table-cell>
          <table:table-cell office:value-type="float" office:value="0.880174291938998" calcext:value-type="float">
            <text:p>0.8801742919</text:p>
          </table:table-cell>
          <table:table-cell/>
        </table:table-row>
        <table:table-row table:style-name="ro1">
          <table:table-cell office:value-type="float" office:value="0.172695035460993" calcext:value-type="float">
            <text:p>0.1726950355</text:p>
          </table:table-cell>
          <table:table-cell office:value-type="float" office:value="0.882352941176471" calcext:value-type="float">
            <text:p>0.8823529412</text:p>
          </table:table-cell>
          <table:table-cell/>
        </table:table-row>
        <table:table-row table:style-name="ro1">
          <table:table-cell office:value-type="float" office:value="0.173049645390071" calcext:value-type="float">
            <text:p>0.1730496454</text:p>
          </table:table-cell>
          <table:table-cell office:value-type="float" office:value="0.884531590413943" calcext:value-type="float">
            <text:p>0.8845315904</text:p>
          </table:table-cell>
          <table:table-cell/>
        </table:table-row>
        <table:table-row table:style-name="ro1">
          <table:table-cell office:value-type="float" office:value="0.175177304964539" calcext:value-type="float">
            <text:p>0.175177305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177304964539007" calcext:value-type="float">
            <text:p>0.1773049645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178723404255319" calcext:value-type="float">
            <text:p>0.1787234043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181560283687943" calcext:value-type="float">
            <text:p>0.1815602837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181560283687943" calcext:value-type="float">
            <text:p>0.1815602837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181914893617021" calcext:value-type="float">
            <text:p>0.1819148936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182624113475177" calcext:value-type="float">
            <text:p>0.1826241135</text:p>
          </table:table-cell>
          <table:table-cell office:value-type="float" office:value="0.886710239651416" calcext:value-type="float">
            <text:p>0.8867102397</text:p>
          </table:table-cell>
          <table:table-cell/>
        </table:table-row>
        <table:table-row table:style-name="ro1">
          <table:table-cell office:value-type="float" office:value="0.183333333333333" calcext:value-type="float">
            <text:p>0.1833333333</text:p>
          </table:table-cell>
          <table:table-cell office:value-type="float" office:value="0.888888888888889" calcext:value-type="float">
            <text:p>0.8888888889</text:p>
          </table:table-cell>
          <table:table-cell/>
        </table:table-row>
        <table:table-row table:style-name="ro1">
          <table:table-cell office:value-type="float" office:value="0.187588652482269" calcext:value-type="float">
            <text:p>0.1875886525</text:p>
          </table:table-cell>
          <table:table-cell office:value-type="float" office:value="0.899782135076253" calcext:value-type="float">
            <text:p>0.8997821351</text:p>
          </table:table-cell>
          <table:table-cell/>
        </table:table-row>
        <table:table-row table:style-name="ro1">
          <table:table-cell office:value-type="float" office:value="0.189007092198582" calcext:value-type="float">
            <text:p>0.1890070922</text:p>
          </table:table-cell>
          <table:table-cell office:value-type="float" office:value="0.89760348583878" calcext:value-type="float">
            <text:p>0.8976034858</text:p>
          </table:table-cell>
          <table:table-cell/>
        </table:table-row>
        <table:table-row table:style-name="ro1">
          <table:table-cell office:value-type="float" office:value="0.195744680851064" calcext:value-type="float">
            <text:p>0.1957446809</text:p>
          </table:table-cell>
          <table:table-cell office:value-type="float" office:value="0.906318082788671" calcext:value-type="float">
            <text:p>0.9063180828</text:p>
          </table:table-cell>
          <table:table-cell/>
        </table:table-row>
        <table:table-row table:style-name="ro1">
          <table:table-cell office:value-type="float" office:value="0.197872340425532" calcext:value-type="float">
            <text:p>0.1978723404</text:p>
          </table:table-cell>
          <table:table-cell office:value-type="float" office:value="0.906318082788671" calcext:value-type="float">
            <text:p>0.9063180828</text:p>
          </table:table-cell>
          <table:table-cell/>
        </table:table-row>
        <table:table-row table:style-name="ro1">
          <table:table-cell office:value-type="float" office:value="0.199290780141844" calcext:value-type="float">
            <text:p>0.1992907801</text:p>
          </table:table-cell>
          <table:table-cell office:value-type="float" office:value="0.901960784313726" calcext:value-type="float">
            <text:p>0.9019607843</text:p>
          </table:table-cell>
          <table:table-cell/>
        </table:table-row>
        <table:table-row table:style-name="ro1">
          <table:table-cell office:value-type="float" office:value="0.200354609929078" calcext:value-type="float">
            <text:p>0.2003546099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02836879432624" calcext:value-type="float">
            <text:p>0.2028368794</text:p>
          </table:table-cell>
          <table:table-cell office:value-type="float" office:value="0.906318082788671" calcext:value-type="float">
            <text:p>0.9063180828</text:p>
          </table:table-cell>
          <table:table-cell/>
        </table:table-row>
        <table:table-row table:style-name="ro1">
          <table:table-cell office:value-type="float" office:value="0.202836879432624" calcext:value-type="float">
            <text:p>0.2028368794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03191489361702" calcext:value-type="float">
            <text:p>0.2031914894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09929078014184" calcext:value-type="float">
            <text:p>0.209929078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11347517730496" calcext:value-type="float">
            <text:p>0.2113475177</text:p>
          </table:table-cell>
          <table:table-cell office:value-type="float" office:value="0.915032679738562" calcext:value-type="float">
            <text:p>0.9150326797</text:p>
          </table:table-cell>
          <table:table-cell/>
        </table:table-row>
        <table:table-row table:style-name="ro1">
          <table:table-cell office:value-type="float" office:value="0.211702127659574" calcext:value-type="float">
            <text:p>0.2117021277</text:p>
          </table:table-cell>
          <table:table-cell office:value-type="float" office:value="0.908496732026144" calcext:value-type="float">
            <text:p>0.908496732</text:p>
          </table:table-cell>
          <table:table-cell/>
        </table:table-row>
        <table:table-row table:style-name="ro1">
          <table:table-cell office:value-type="float" office:value="0.214184397163121" calcext:value-type="float">
            <text:p>0.2141843972</text:p>
          </table:table-cell>
          <table:table-cell office:value-type="float" office:value="0.912854030501089" calcext:value-type="float">
            <text:p>0.9128540305</text:p>
          </table:table-cell>
          <table:table-cell/>
        </table:table-row>
        <table:table-row table:style-name="ro1">
          <table:table-cell office:value-type="float" office:value="0.216312056737589" calcext:value-type="float">
            <text:p>0.2163120567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20921985815603" calcext:value-type="float">
            <text:p>0.2209219858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25531914893617" calcext:value-type="float">
            <text:p>0.2255319149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27659574468085" calcext:value-type="float">
            <text:p>0.2276595745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32269503546099" calcext:value-type="float">
            <text:p>0.2322695035</text:p>
          </table:table-cell>
          <table:table-cell office:value-type="float" office:value="0.917211328976035" calcext:value-type="float">
            <text:p>0.917211329</text:p>
          </table:table-cell>
          <table:table-cell/>
        </table:table-row>
        <table:table-row table:style-name="ro1">
          <table:table-cell office:value-type="float" office:value="0.232269503546099" calcext:value-type="float">
            <text:p>0.2322695035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32624113475177" calcext:value-type="float">
            <text:p>0.2326241135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34397163120567" calcext:value-type="float">
            <text:p>0.2343971631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34397163120567" calcext:value-type="float">
            <text:p>0.2343971631</text:p>
          </table:table-cell>
          <table:table-cell office:value-type="float" office:value="0.919389978213508" calcext:value-type="float">
            <text:p>0.9193899782</text:p>
          </table:table-cell>
          <table:table-cell/>
        </table:table-row>
        <table:table-row table:style-name="ro1">
          <table:table-cell office:value-type="float" office:value="0.240425531914894" calcext:value-type="float">
            <text:p>0.2404255319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41843971631206" calcext:value-type="float">
            <text:p>0.2418439716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47872340425532" calcext:value-type="float">
            <text:p>0.2478723404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48581560283688" calcext:value-type="float">
            <text:p>0.2485815603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92156862745098" calcext:value-type="float">
            <text:p>0.9215686275</text:p>
          </table:table-cell>
          <table:table-cell/>
        </table:table-row>
        <table:table-row table:style-name="ro1">
          <table:table-cell office:value-type="float" office:value="0.252127659574468" calcext:value-type="float">
            <text:p>0.2521276596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57801418439716" calcext:value-type="float">
            <text:p>0.2578014184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58510638297872" calcext:value-type="float">
            <text:p>0.2585106383</text:p>
          </table:table-cell>
          <table:table-cell office:value-type="float" office:value="0.923747276688453" calcext:value-type="float">
            <text:p>0.9237472767</text:p>
          </table:table-cell>
          <table:table-cell/>
        </table:table-row>
        <table:table-row table:style-name="ro1">
          <table:table-cell office:value-type="float" office:value="0.263475177304965" calcext:value-type="float">
            <text:p>0.2634751773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64539007092199" calcext:value-type="float">
            <text:p>0.2645390071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66666666666667" calcext:value-type="float">
            <text:p>0.2666666667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69858156028369" calcext:value-type="float">
            <text:p>0.269858156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70921985815603" calcext:value-type="float">
            <text:p>0.2709219858</text:p>
          </table:table-cell>
          <table:table-cell office:value-type="float" office:value="0.925925925925926" calcext:value-type="float">
            <text:p>0.9259259259</text:p>
          </table:table-cell>
          <table:table-cell/>
        </table:table-row>
        <table:table-row table:style-name="ro1">
          <table:table-cell office:value-type="float" office:value="0.271985815602837" calcext:value-type="float">
            <text:p>0.2719858156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273049645390071" calcext:value-type="float">
            <text:p>0.2730496454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82978723404255" calcext:value-type="float">
            <text:p>0.2829787234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87588652482269" calcext:value-type="float">
            <text:p>0.2875886525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89007092198582" calcext:value-type="float">
            <text:p>0.2890070922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8936170212766" calcext:value-type="float">
            <text:p>0.2893617021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9290780141844" calcext:value-type="float">
            <text:p>0.2929078014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295035460992908" calcext:value-type="float">
            <text:p>0.295035461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95390070921986" calcext:value-type="float">
            <text:p>0.2953900709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95744680851064" calcext:value-type="float">
            <text:p>0.2957446809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296099290780142" calcext:value-type="float">
            <text:p>0.2960992908</text:p>
          </table:table-cell>
          <table:table-cell office:value-type="float" office:value="0.928104575163399" calcext:value-type="float">
            <text:p>0.9281045752</text:p>
          </table:table-cell>
          <table:table-cell/>
        </table:table-row>
        <table:table-row table:style-name="ro1">
          <table:table-cell office:value-type="float" office:value="0.297517730496454" calcext:value-type="float">
            <text:p>0.2975177305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297872340425532" calcext:value-type="float">
            <text:p>0.2978723404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02836879432624" calcext:value-type="float">
            <text:p>0.3028368794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04964539007092" calcext:value-type="float">
            <text:p>0.304964539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06028368794326" calcext:value-type="float">
            <text:p>0.3060283688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07801418439716" calcext:value-type="float">
            <text:p>0.3078014184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10283687943262" calcext:value-type="float">
            <text:p>0.3102836879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11702127659574" calcext:value-type="float">
            <text:p>0.3117021277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1241134751773" calcext:value-type="float">
            <text:p>0.3124113475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13475177304965" calcext:value-type="float">
            <text:p>0.3134751773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15957446808511" calcext:value-type="float">
            <text:p>0.3159574468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16666666666667" calcext:value-type="float">
            <text:p>0.3166666667</text:p>
          </table:table-cell>
          <table:table-cell office:value-type="float" office:value="0.930283224400871" calcext:value-type="float">
            <text:p>0.9302832244</text:p>
          </table:table-cell>
          <table:table-cell/>
        </table:table-row>
        <table:table-row table:style-name="ro1">
          <table:table-cell office:value-type="float" office:value="0.321985815602837" calcext:value-type="float">
            <text:p>0.3219858156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22695035460993" calcext:value-type="float">
            <text:p>0.3226950355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23404255319149" calcext:value-type="float">
            <text:p>0.3234042553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23758865248227" calcext:value-type="float">
            <text:p>0.3237588652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24468085106383" calcext:value-type="float">
            <text:p>0.3244680851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32269503546099" calcext:value-type="float">
            <text:p>0.3322695035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33687943262411" calcext:value-type="float">
            <text:p>0.3336879433</text:p>
          </table:table-cell>
          <table:table-cell office:value-type="float" office:value="0.932461873638344" calcext:value-type="float">
            <text:p>0.9324618736</text:p>
          </table:table-cell>
          <table:table-cell/>
        </table:table-row>
        <table:table-row table:style-name="ro1">
          <table:table-cell office:value-type="float" office:value="0.336524822695035" calcext:value-type="float">
            <text:p>0.3365248227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36879432624113" calcext:value-type="float">
            <text:p>0.3368794326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39007092198582" calcext:value-type="float">
            <text:p>0.3390070922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39716312056738" calcext:value-type="float">
            <text:p>0.3397163121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4113475177305" calcext:value-type="float">
            <text:p>0.3411347518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4290780141844" calcext:value-type="float">
            <text:p>0.3429078014</text:p>
          </table:table-cell>
          <table:table-cell office:value-type="float" office:value="0.93681917211329" calcext:value-type="float">
            <text:p>0.9368191721</text:p>
          </table:table-cell>
          <table:table-cell/>
        </table:table-row>
        <table:table-row table:style-name="ro1">
          <table:table-cell office:value-type="float" office:value="0.348936170212766" calcext:value-type="float">
            <text:p>0.3489361702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50709219858156" calcext:value-type="float">
            <text:p>0.3507092199</text:p>
          </table:table-cell>
          <table:table-cell office:value-type="float" office:value="0.93681917211329" calcext:value-type="float">
            <text:p>0.9368191721</text:p>
          </table:table-cell>
          <table:table-cell/>
        </table:table-row>
        <table:table-row table:style-name="ro1">
          <table:table-cell office:value-type="float" office:value="0.351418439716312" calcext:value-type="float">
            <text:p>0.3514184397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5177304964539" calcext:value-type="float">
            <text:p>0.3517730496</text:p>
          </table:table-cell>
          <table:table-cell office:value-type="float" office:value="0.934640522875817" calcext:value-type="float">
            <text:p>0.9346405229</text:p>
          </table:table-cell>
          <table:table-cell/>
        </table:table-row>
        <table:table-row table:style-name="ro1">
          <table:table-cell office:value-type="float" office:value="0.365957446808511" calcext:value-type="float">
            <text:p>0.3659574468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68085106382979" calcext:value-type="float">
            <text:p>0.3680851064</text:p>
          </table:table-cell>
          <table:table-cell office:value-type="float" office:value="0.93681917211329" calcext:value-type="float">
            <text:p>0.9368191721</text:p>
          </table:table-cell>
          <table:table-cell/>
        </table:table-row>
        <table:table-row table:style-name="ro1">
          <table:table-cell office:value-type="float" office:value="0.369148936170213" calcext:value-type="float">
            <text:p>0.3691489362</text:p>
          </table:table-cell>
          <table:table-cell office:value-type="float" office:value="0.93681917211329" calcext:value-type="float">
            <text:p>0.9368191721</text:p>
          </table:table-cell>
          <table:table-cell/>
        </table:table-row>
        <table:table-row table:style-name="ro1">
          <table:table-cell office:value-type="float" office:value="0.369503546099291" calcext:value-type="float">
            <text:p>0.3695035461</text:p>
          </table:table-cell>
          <table:table-cell office:value-type="float" office:value="0.938997821350762" calcext:value-type="float">
            <text:p>0.9389978214</text:p>
          </table:table-cell>
          <table:table-cell/>
        </table:table-row>
        <table:table-row table:style-name="ro1">
          <table:table-cell office:value-type="float" office:value="0.372340425531915" calcext:value-type="float">
            <text:p>0.3723404255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75886524822695" calcext:value-type="float">
            <text:p>0.3758865248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77304964539007" calcext:value-type="float">
            <text:p>0.3773049645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78723404255319" calcext:value-type="float">
            <text:p>0.3787234043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82269503546099" calcext:value-type="float">
            <text:p>0.3822695035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83333333333333" calcext:value-type="float">
            <text:p>0.3833333333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84042553191489" calcext:value-type="float">
            <text:p>0.3840425532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87588652482269" calcext:value-type="float">
            <text:p>0.3875886525</text:p>
          </table:table-cell>
          <table:table-cell office:value-type="float" office:value="0.941176470588235" calcext:value-type="float">
            <text:p>0.9411764706</text:p>
          </table:table-cell>
          <table:table-cell/>
        </table:table-row>
        <table:table-row table:style-name="ro1">
          <table:table-cell office:value-type="float" office:value="0.38936170212766" calcext:value-type="float">
            <text:p>0.3893617021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92198581560284" calcext:value-type="float">
            <text:p>0.3921985816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97163120567376" calcext:value-type="float">
            <text:p>0.3971631206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399290780141844" calcext:value-type="float">
            <text:p>0.3992907801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0177304964539" calcext:value-type="float">
            <text:p>0.4017730496</text:p>
          </table:table-cell>
          <table:table-cell office:value-type="float" office:value="0.943355119825708" calcext:value-type="float">
            <text:p>0.9433551198</text:p>
          </table:table-cell>
          <table:table-cell/>
        </table:table-row>
        <table:table-row table:style-name="ro1">
          <table:table-cell office:value-type="float" office:value="0.402482269503546" calcext:value-type="float">
            <text:p>0.4024822695</text:p>
          </table:table-cell>
          <table:table-cell office:value-type="float" office:value="0.945533769063181" calcext:value-type="float">
            <text:p>0.9455337691</text:p>
          </table:table-cell>
          <table:table-cell/>
        </table:table-row>
        <table:table-row table:style-name="ro1">
          <table:table-cell office:value-type="float" office:value="0.410283687943262" calcext:value-type="float">
            <text:p>0.4102836879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10283687943262" calcext:value-type="float">
            <text:p>0.4102836879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1063829787234" calcext:value-type="float">
            <text:p>0.4106382979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11702127659575" calcext:value-type="float">
            <text:p>0.4117021277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12411347517731" calcext:value-type="float">
            <text:p>0.4124113475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21276595744681" calcext:value-type="float">
            <text:p>0.4212765957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21985815602837" calcext:value-type="float">
            <text:p>0.4219858156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22340425531915" calcext:value-type="float">
            <text:p>0.4223404255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23404255319149" calcext:value-type="float">
            <text:p>0.4234042553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24113475177305" calcext:value-type="float">
            <text:p>0.4241134752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25177304964539" calcext:value-type="float">
            <text:p>0.425177305</text:p>
          </table:table-cell>
          <table:table-cell office:value-type="float" office:value="0.947712418300653" calcext:value-type="float">
            <text:p>0.9477124183</text:p>
          </table:table-cell>
          <table:table-cell/>
        </table:table-row>
        <table:table-row table:style-name="ro1">
          <table:table-cell office:value-type="float" office:value="0.425177304964539" calcext:value-type="float">
            <text:p>0.425177305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26595744680851" calcext:value-type="float">
            <text:p>0.4265957447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28368794326241" calcext:value-type="float">
            <text:p>0.4283687943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31205673758865" calcext:value-type="float">
            <text:p>0.4312056738</text:p>
          </table:table-cell>
          <table:table-cell office:value-type="float" office:value="0.949891067538126" calcext:value-type="float">
            <text:p>0.9498910675</text:p>
          </table:table-cell>
          <table:table-cell/>
        </table:table-row>
        <table:table-row table:style-name="ro1">
          <table:table-cell office:value-type="float" office:value="0.43936170212766" calcext:value-type="float">
            <text:p>0.4393617021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40780141843972" calcext:value-type="float">
            <text:p>0.4407801418</text:p>
          </table:table-cell>
          <table:table-cell office:value-type="float" office:value="0.952069716775599" calcext:value-type="float">
            <text:p>0.9520697168</text:p>
          </table:table-cell>
          <table:table-cell/>
        </table:table-row>
        <table:table-row table:style-name="ro1">
          <table:table-cell office:value-type="float" office:value="0.441843971631206" calcext:value-type="float">
            <text:p>0.4418439716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42198581560284" calcext:value-type="float">
            <text:p>0.4421985816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4290780141844" calcext:value-type="float">
            <text:p>0.4429078014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43617021276596" calcext:value-type="float">
            <text:p>0.4436170213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45390070921986" calcext:value-type="float">
            <text:p>0.4453900709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48581560283688" calcext:value-type="float">
            <text:p>0.4485815603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49645390070922" calcext:value-type="float">
            <text:p>0.4496453901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50354609929078" calcext:value-type="float">
            <text:p>0.4503546099</text:p>
          </table:table-cell>
          <table:table-cell office:value-type="float" office:value="0.954248366013072" calcext:value-type="float">
            <text:p>0.954248366</text:p>
          </table:table-cell>
          <table:table-cell/>
        </table:table-row>
        <table:table-row table:style-name="ro1">
          <table:table-cell office:value-type="float" office:value="0.453191489361702" calcext:value-type="float">
            <text:p>0.4531914894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53191489361702" calcext:value-type="float">
            <text:p>0.4531914894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54964539007092" calcext:value-type="float">
            <text:p>0.454964539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55673758865248" calcext:value-type="float">
            <text:p>0.4556737589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59929078014184" calcext:value-type="float">
            <text:p>0.459929078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60283687943262" calcext:value-type="float">
            <text:p>0.4602836879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60992907801418" calcext:value-type="float">
            <text:p>0.4609929078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61702127659575" calcext:value-type="float">
            <text:p>0.4617021277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64893617021277" calcext:value-type="float">
            <text:p>0.464893617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65602836879433" calcext:value-type="float">
            <text:p>0.4656028369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65957446808511" calcext:value-type="float">
            <text:p>0.4659574468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67021276595745" calcext:value-type="float">
            <text:p>0.4670212766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67730496453901" calcext:value-type="float">
            <text:p>0.4677304965</text:p>
          </table:table-cell>
          <table:table-cell office:value-type="float" office:value="0.956427015250545" calcext:value-type="float">
            <text:p>0.9564270153</text:p>
          </table:table-cell>
          <table:table-cell/>
        </table:table-row>
        <table:table-row table:style-name="ro1">
          <table:table-cell office:value-type="float" office:value="0.471631205673759" calcext:value-type="float">
            <text:p>0.4716312057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74113475177305" calcext:value-type="float">
            <text:p>0.4741134752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75177304964539" calcext:value-type="float">
            <text:p>0.475177305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75886524822695" calcext:value-type="float">
            <text:p>0.4758865248</text:p>
          </table:table-cell>
          <table:table-cell office:value-type="float" office:value="0.958605664488017" calcext:value-type="float">
            <text:p>0.9586056645</text:p>
          </table:table-cell>
          <table:table-cell/>
        </table:table-row>
        <table:table-row table:style-name="ro1">
          <table:table-cell office:value-type="float" office:value="0.478368794326241" calcext:value-type="float">
            <text:p>0.4783687943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79432624113475" calcext:value-type="float">
            <text:p>0.4794326241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2269503546099" calcext:value-type="float">
            <text:p>0.4822695035</text:p>
          </table:table-cell>
          <table:table-cell office:value-type="float" office:value="0.96078431372549" calcext:value-type="float">
            <text:p>0.9607843137</text:p>
          </table:table-cell>
          <table:table-cell/>
        </table:table-row>
        <table:table-row table:style-name="ro1">
          <table:table-cell office:value-type="float" office:value="0.485106382978723" calcext:value-type="float">
            <text:p>0.485106383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86170212765958" calcext:value-type="float">
            <text:p>0.4861702128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87234042553191" calcext:value-type="float">
            <text:p>0.4872340426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0425531914894" calcext:value-type="float">
            <text:p>0.4904255319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2198581560284" calcext:value-type="float">
            <text:p>0.4921985816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290780141844" calcext:value-type="float">
            <text:p>0.4929078014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7163120567376" calcext:value-type="float">
            <text:p>0.4971631206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498581560283688" calcext:value-type="float">
            <text:p>0.4985815603</text:p>
          </table:table-cell>
          <table:table-cell office:value-type="float" office:value="0.962962962962963" calcext:value-type="float">
            <text:p>0.962962963</text:p>
          </table:table-cell>
          <table:table-cell/>
        </table:table-row>
        <table:table-row table:style-name="ro1">
          <table:table-cell office:value-type="float" office:value="0.503191489361702" calcext:value-type="float">
            <text:p>0.5031914894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03191489361702" calcext:value-type="float">
            <text:p>0.5031914894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4893617021277" calcext:value-type="float">
            <text:p>0.514893617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5957446808511" calcext:value-type="float">
            <text:p>0.5159574468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8439716312057" calcext:value-type="float">
            <text:p>0.5184397163</text:p>
          </table:table-cell>
          <table:table-cell office:value-type="float" office:value="0.965141612200436" calcext:value-type="float">
            <text:p>0.9651416122</text:p>
          </table:table-cell>
          <table:table-cell/>
        </table:table-row>
        <table:table-row table:style-name="ro1">
          <table:table-cell office:value-type="float" office:value="0.518794326241135" calcext:value-type="float">
            <text:p>0.5187943262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19503546099291" calcext:value-type="float">
            <text:p>0.5195035461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1985815602837" calcext:value-type="float">
            <text:p>0.5219858156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4468085106383" calcext:value-type="float">
            <text:p>0.5244680851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5531914893617" calcext:value-type="float">
            <text:p>0.5255319149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6241134751773" calcext:value-type="float">
            <text:p>0.5262411348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6950354609929" calcext:value-type="float">
            <text:p>0.5269503546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6950354609929" calcext:value-type="float">
            <text:p>0.5269503546</text:p>
          </table:table-cell>
          <table:table-cell office:value-type="float" office:value="0.969498910675381" calcext:value-type="float">
            <text:p>0.9694989107</text:p>
          </table:table-cell>
          <table:table-cell/>
        </table:table-row>
        <table:table-row table:style-name="ro1">
          <table:table-cell office:value-type="float" office:value="0.527659574468085" calcext:value-type="float">
            <text:p>0.5276595745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8368794326241" calcext:value-type="float">
            <text:p>0.5283687943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28723404255319" calcext:value-type="float">
            <text:p>0.5287234043</text:p>
          </table:table-cell>
          <table:table-cell office:value-type="float" office:value="0.967320261437908" calcext:value-type="float">
            <text:p>0.9673202614</text:p>
          </table:table-cell>
          <table:table-cell/>
        </table:table-row>
        <table:table-row table:style-name="ro1">
          <table:table-cell office:value-type="float" office:value="0.532624113475177" calcext:value-type="float">
            <text:p>0.5326241135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35106382978723" calcext:value-type="float">
            <text:p>0.535106383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35106382978723" calcext:value-type="float">
            <text:p>0.535106383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35460992907801" calcext:value-type="float">
            <text:p>0.5354609929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47517730496454" calcext:value-type="float">
            <text:p>0.5475177305</text:p>
          </table:table-cell>
          <table:table-cell office:value-type="float" office:value="0.971677559912854" calcext:value-type="float">
            <text:p>0.9716775599</text:p>
          </table:table-cell>
          <table:table-cell/>
        </table:table-row>
        <table:table-row table:style-name="ro1">
          <table:table-cell office:value-type="float" office:value="0.547517730496454" calcext:value-type="float">
            <text:p>0.5475177305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50354609929078" calcext:value-type="float">
            <text:p>0.5503546099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51063829787234" calcext:value-type="float">
            <text:p>0.5510638298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55673758865248" calcext:value-type="float">
            <text:p>0.5556737589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57446808510638" calcext:value-type="float">
            <text:p>0.5574468085</text:p>
          </table:table-cell>
          <table:table-cell office:value-type="float" office:value="0.973856209150327" calcext:value-type="float">
            <text:p>0.9738562092</text:p>
          </table:table-cell>
          <table:table-cell/>
        </table:table-row>
        <table:table-row table:style-name="ro1">
          <table:table-cell office:value-type="float" office:value="0.559574468085106" calcext:value-type="float">
            <text:p>0.5595744681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6241134751773" calcext:value-type="float">
            <text:p>0.5624113475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6241134751773" calcext:value-type="float">
            <text:p>0.5624113475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63829787234043" calcext:value-type="float">
            <text:p>0.5638297872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64893617021277" calcext:value-type="float">
            <text:p>0.564893617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65957446808511" calcext:value-type="float">
            <text:p>0.5659574468</text:p>
          </table:table-cell>
          <table:table-cell office:value-type="float" office:value="0.9760348583878" calcext:value-type="float">
            <text:p>0.9760348584</text:p>
          </table:table-cell>
          <table:table-cell/>
        </table:table-row>
        <table:table-row table:style-name="ro1">
          <table:table-cell office:value-type="float" office:value="0.571631205673759" calcext:value-type="float">
            <text:p>0.5716312057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73758865248227" calcext:value-type="float">
            <text:p>0.5737588652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74113475177305" calcext:value-type="float">
            <text:p>0.5741134752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75177304964539" calcext:value-type="float">
            <text:p>0.575177305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76950354609929" calcext:value-type="float">
            <text:p>0.5769503546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79078014184397" calcext:value-type="float">
            <text:p>0.5790780142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80496453900709" calcext:value-type="float">
            <text:p>0.5804964539</text:p>
          </table:table-cell>
          <table:table-cell office:value-type="float" office:value="0.978213507625272" calcext:value-type="float">
            <text:p>0.9782135076</text:p>
          </table:table-cell>
          <table:table-cell/>
        </table:table-row>
        <table:table-row table:style-name="ro1">
          <table:table-cell office:value-type="float" office:value="0.583687943262411" calcext:value-type="float">
            <text:p>0.5836879433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84042553191489" calcext:value-type="float">
            <text:p>0.5840425532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84042553191489" calcext:value-type="float">
            <text:p>0.5840425532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85815602836879" calcext:value-type="float">
            <text:p>0.5858156028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88297872340426" calcext:value-type="float">
            <text:p>0.5882978723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58936170212766" calcext:value-type="float">
            <text:p>0.5893617021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589716312056738" calcext:value-type="float">
            <text:p>0.5897163121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592198581560284" calcext:value-type="float">
            <text:p>0.5921985816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59290780141844" calcext:value-type="float">
            <text:p>0.5929078014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93617021276596" calcext:value-type="float">
            <text:p>0.5936170213</text:p>
          </table:table-cell>
          <table:table-cell office:value-type="float" office:value="0.980392156862745" calcext:value-type="float">
            <text:p>0.9803921569</text:p>
          </table:table-cell>
          <table:table-cell/>
        </table:table-row>
        <table:table-row table:style-name="ro1">
          <table:table-cell office:value-type="float" office:value="0.59468085106383" calcext:value-type="float">
            <text:p>0.5946808511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595035460992908" calcext:value-type="float">
            <text:p>0.595035461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595744680851064" calcext:value-type="float">
            <text:p>0.5957446809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59645390070922" calcext:value-type="float">
            <text:p>0.5964539007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599290780141844" calcext:value-type="float">
            <text:p>0.5992907801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04964539007092" calcext:value-type="float">
            <text:p>0.604964539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063829787234" calcext:value-type="float">
            <text:p>0.6106382979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0992907801418" calcext:value-type="float">
            <text:p>0.6109929078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1347517730496" calcext:value-type="float">
            <text:p>0.6113475177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5957446808511" calcext:value-type="float">
            <text:p>0.6159574468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7375886524823" calcext:value-type="float">
            <text:p>0.6173758865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8085106382979" calcext:value-type="float">
            <text:p>0.6180851064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8794326241135" calcext:value-type="float">
            <text:p>0.6187943262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19148936170213" calcext:value-type="float">
            <text:p>0.6191489362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4113475177305" calcext:value-type="float">
            <text:p>0.6241134752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4468085106383" calcext:value-type="float">
            <text:p>0.6244680851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5177304964539" calcext:value-type="float">
            <text:p>0.625177305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5531914893617" calcext:value-type="float">
            <text:p>0.6255319149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5886524822695" calcext:value-type="float">
            <text:p>0.6258865248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6950354609929" calcext:value-type="float">
            <text:p>0.6269503546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6950354609929" calcext:value-type="float">
            <text:p>0.6269503546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8014184397163" calcext:value-type="float">
            <text:p>0.6280141844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28368794326241" calcext:value-type="float">
            <text:p>0.6283687943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30496453900709" calcext:value-type="float">
            <text:p>0.6304964539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31560283687943" calcext:value-type="float">
            <text:p>0.6315602837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35815602836879" calcext:value-type="float">
            <text:p>0.6358156028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40425531914894" calcext:value-type="float">
            <text:p>0.6404255319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45035460992908" calcext:value-type="float">
            <text:p>0.645035461</text:p>
          </table:table-cell>
          <table:table-cell office:value-type="float" office:value="0.982570806100218" calcext:value-type="float">
            <text:p>0.9825708061</text:p>
          </table:table-cell>
          <table:table-cell/>
        </table:table-row>
        <table:table-row table:style-name="ro1">
          <table:table-cell office:value-type="float" office:value="0.645035460992908" calcext:value-type="float">
            <text:p>0.645035461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45390070921986" calcext:value-type="float">
            <text:p>0.6453900709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48936170212766" calcext:value-type="float">
            <text:p>0.6489361702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2836879432624" calcext:value-type="float">
            <text:p>0.652836879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709219858156" calcext:value-type="float">
            <text:p>0.6570921986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7446808510638" calcext:value-type="float">
            <text:p>0.657446808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57801418439716" calcext:value-type="float">
            <text:p>0.657801418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0992907801418" calcext:value-type="float">
            <text:p>0.6609929078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241134751773" calcext:value-type="float">
            <text:p>0.662411347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2765957446809" calcext:value-type="float">
            <text:p>0.662765957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3120567375887" calcext:value-type="float">
            <text:p>0.663120567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5602836879433" calcext:value-type="float">
            <text:p>0.6656028369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5957446808511" calcext:value-type="float">
            <text:p>0.6659574468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68085106382979" calcext:value-type="float">
            <text:p>0.668085106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75531914893617" calcext:value-type="float">
            <text:p>0.6755319149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77304964539007" calcext:value-type="float">
            <text:p>0.677304964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77659574468085" calcext:value-type="float">
            <text:p>0.677659574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78368794326241" calcext:value-type="float">
            <text:p>0.6783687943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79078014184397" calcext:value-type="float">
            <text:p>0.6790780142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0496453900709" calcext:value-type="float">
            <text:p>0.6804964539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1560283687943" calcext:value-type="float">
            <text:p>0.6815602837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82624113475177" calcext:value-type="float">
            <text:p>0.6826241135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87234042553192" calcext:value-type="float">
            <text:p>0.6872340426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9290780141844" calcext:value-type="float">
            <text:p>0.692907801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93262411347518" calcext:value-type="float">
            <text:p>0.6932624113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94326241134752" calcext:value-type="float">
            <text:p>0.6943262411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695390070921986" calcext:value-type="float">
            <text:p>0.6953900709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698936170212766" calcext:value-type="float">
            <text:p>0.6989361702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703191489361702" calcext:value-type="float">
            <text:p>0.7031914894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704609929078014" calcext:value-type="float">
            <text:p>0.704609929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04964539007092" calcext:value-type="float">
            <text:p>0.704964539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06737588652482" calcext:value-type="float">
            <text:p>0.7067375887</text:p>
          </table:table-cell>
          <table:table-cell office:value-type="float" office:value="0.98474945533769" calcext:value-type="float">
            <text:p>0.9847494553</text:p>
          </table:table-cell>
          <table:table-cell/>
        </table:table-row>
        <table:table-row table:style-name="ro1">
          <table:table-cell office:value-type="float" office:value="0.709219858156028" calcext:value-type="float">
            <text:p>0.7092198582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09219858156028" calcext:value-type="float">
            <text:p>0.7092198582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709574468085106" calcext:value-type="float">
            <text:p>0.7095744681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714539007092198" calcext:value-type="float">
            <text:p>0.7145390071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14893617021277" calcext:value-type="float">
            <text:p>0.714893617</text:p>
          </table:table-cell>
          <table:table-cell office:value-type="float" office:value="0.986928104575163" calcext:value-type="float">
            <text:p>0.9869281046</text:p>
          </table:table-cell>
          <table:table-cell/>
        </table:table-row>
        <table:table-row table:style-name="ro1">
          <table:table-cell office:value-type="float" office:value="0.714893617021277" calcext:value-type="float">
            <text:p>0.714893617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17021276595745" calcext:value-type="float">
            <text:p>0.7170212766</text:p>
          </table:table-cell>
          <table:table-cell office:value-type="float" office:value="0.989106753812636" calcext:value-type="float">
            <text:p>0.9891067538</text:p>
          </table:table-cell>
          <table:table-cell/>
        </table:table-row>
        <table:table-row table:style-name="ro1">
          <table:table-cell office:value-type="float" office:value="0.723758865248227" calcext:value-type="float">
            <text:p>0.7237588652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24468085106383" calcext:value-type="float">
            <text:p>0.7244680851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25886524822695" calcext:value-type="float">
            <text:p>0.7258865248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28368794326241" calcext:value-type="float">
            <text:p>0.728368794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28723404255319" calcext:value-type="float">
            <text:p>0.728723404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29078014184397" calcext:value-type="float">
            <text:p>0.7290780142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30496453900709" calcext:value-type="float">
            <text:p>0.7304964539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32269503546099" calcext:value-type="float">
            <text:p>0.7322695035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32624113475177" calcext:value-type="float">
            <text:p>0.7326241135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36879432624114" calcext:value-type="float">
            <text:p>0.7368794326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37943262411348" calcext:value-type="float">
            <text:p>0.7379432624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38652482269504" calcext:value-type="float">
            <text:p>0.738652482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43262411347518" calcext:value-type="float">
            <text:p>0.7432624113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43971631205674" calcext:value-type="float">
            <text:p>0.7439716312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45035460992908" calcext:value-type="float">
            <text:p>0.745035461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46808510638298" calcext:value-type="float">
            <text:p>0.7468085106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48936170212766" calcext:value-type="float">
            <text:p>0.7489361702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50709219858156" calcext:value-type="float">
            <text:p>0.7507092199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53191489361702" calcext:value-type="float">
            <text:p>0.7531914894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53191489361702" calcext:value-type="float">
            <text:p>0.7531914894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54255319148936" calcext:value-type="float">
            <text:p>0.7542553191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56028368794326" calcext:value-type="float">
            <text:p>0.7560283688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57801418439716" calcext:value-type="float">
            <text:p>0.7578014184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6063829787234" calcext:value-type="float">
            <text:p>0.7606382979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60992907801418" calcext:value-type="float">
            <text:p>0.7609929078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61347517730497" calcext:value-type="float">
            <text:p>0.7613475177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64893617021277" calcext:value-type="float">
            <text:p>0.764893617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66666666666667" calcext:value-type="float">
            <text:p>0.7666666667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68085106382979" calcext:value-type="float">
            <text:p>0.7680851064</text:p>
          </table:table-cell>
          <table:table-cell office:value-type="float" office:value="0.991285403050109" calcext:value-type="float">
            <text:p>0.9912854031</text:p>
          </table:table-cell>
          <table:table-cell/>
        </table:table-row>
        <table:table-row table:style-name="ro1">
          <table:table-cell office:value-type="float" office:value="0.771631205673759" calcext:value-type="float">
            <text:p>0.7716312057</text:p>
          </table:table-cell>
          <table:table-cell office:value-type="float" office:value="0.993464052287582" calcext:value-type="float">
            <text:p>0.9934640523</text:p>
          </table:table-cell>
          <table:table-cell/>
        </table:table-row>
        <table:table-row table:style-name="ro1">
          <table:table-cell office:value-type="float" office:value="0.771985815602837" calcext:value-type="float">
            <text:p>0.7719858156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76595744680851" calcext:value-type="float">
            <text:p>0.776595744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78368794326241" calcext:value-type="float">
            <text:p>0.7783687943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78723404255319" calcext:value-type="float">
            <text:p>0.7787234043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85106382978723" calcext:value-type="float">
            <text:p>0.785106383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86170212765957" calcext:value-type="float">
            <text:p>0.78617021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88297872340426" calcext:value-type="float">
            <text:p>0.7882978723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88652482269504" calcext:value-type="float">
            <text:p>0.788652482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113475177305" calcext:value-type="float">
            <text:p>0.791134751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796099290780142" calcext:value-type="float">
            <text:p>0.7960992908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79645390070922" calcext:value-type="float">
            <text:p>0.7964539007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01063829787234" calcext:value-type="float">
            <text:p>0.8010638298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01418439716312" calcext:value-type="float">
            <text:p>0.801418439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0354609929078" calcext:value-type="float">
            <text:p>0.8035460993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11702127659575" calcext:value-type="float">
            <text:p>0.81170212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3120567375887" calcext:value-type="float">
            <text:p>0.8131205674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14893617021277" calcext:value-type="float">
            <text:p>0.814893617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17730496453901" calcext:value-type="float">
            <text:p>0.8177304965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18794326241135" calcext:value-type="float">
            <text:p>0.818794326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19858156028369" calcext:value-type="float">
            <text:p>0.819858156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21985815602837" calcext:value-type="float">
            <text:p>0.821985815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23758865248227" calcext:value-type="float">
            <text:p>0.8237588652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26241134751773" calcext:value-type="float">
            <text:p>0.8262411348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27659574468085" calcext:value-type="float">
            <text:p>0.8276595745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28723404255319" calcext:value-type="float">
            <text:p>0.8287234043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38652482269504" calcext:value-type="float">
            <text:p>0.8386524823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39007092198582" calcext:value-type="float">
            <text:p>0.839007092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40780141843972" calcext:value-type="float">
            <text:p>0.8407801418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41489361702128" calcext:value-type="float">
            <text:p>0.8414893617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42198581560284" calcext:value-type="float">
            <text:p>0.8421985816</text:p>
          </table:table-cell>
          <table:table-cell office:value-type="float" office:value="0.995642701525054" calcext:value-type="float">
            <text:p>0.9956427015</text:p>
          </table:table-cell>
          <table:table-cell/>
        </table:table-row>
        <table:table-row table:style-name="ro1">
          <table:table-cell office:value-type="float" office:value="0.843262411347518" calcext:value-type="float">
            <text:p>0.843262411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0283687943262" calcext:value-type="float">
            <text:p>0.860283687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0283687943262" calcext:value-type="float">
            <text:p>0.860283687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1347517730496" calcext:value-type="float">
            <text:p>0.86134751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4184397163121" calcext:value-type="float">
            <text:p>0.864184397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6312056737589" calcext:value-type="float">
            <text:p>0.866312056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6312056737589" calcext:value-type="float">
            <text:p>0.866312056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69858156028369" calcext:value-type="float">
            <text:p>0.86985815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1631205673759" calcext:value-type="float">
            <text:p>0.871631205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6595744680851" calcext:value-type="float">
            <text:p>0.876595744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76595744680851" calcext:value-type="float">
            <text:p>0.876595744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2624113475177" calcext:value-type="float">
            <text:p>0.882624113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6170212765957" calcext:value-type="float">
            <text:p>0.88617021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7234042553192" calcext:value-type="float">
            <text:p>0.887234042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758865248227" calcext:value-type="float">
            <text:p>0.887588652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88652482269504" calcext:value-type="float">
            <text:p>0.888652482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4326241134752" calcext:value-type="float">
            <text:p>0.894326241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468085106383" calcext:value-type="float">
            <text:p>0.894680851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5035460992908" calcext:value-type="float">
            <text:p>0.89503546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898581560283688" calcext:value-type="float">
            <text:p>0.898581560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0354609929078" calcext:value-type="float">
            <text:p>0.900354609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177304964539" calcext:value-type="float">
            <text:p>0.901773049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4609929078014" calcext:value-type="float">
            <text:p>0.904609929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9929078014184" calcext:value-type="float">
            <text:p>0.90992907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09929078014184" calcext:value-type="float">
            <text:p>0.90992907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0283687943262" calcext:value-type="float">
            <text:p>0.910283687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0283687943262" calcext:value-type="float">
            <text:p>0.910283687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063829787234" calcext:value-type="float">
            <text:p>0.910638297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1347517730496" calcext:value-type="float">
            <text:p>0.91134751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1702127659574" calcext:value-type="float">
            <text:p>0.91170212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2056737588652" calcext:value-type="float">
            <text:p>0.912056737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3120567375886" calcext:value-type="float">
            <text:p>0.913120567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16312056737588" calcext:value-type="float">
            <text:p>0.916312056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1276595744681" calcext:value-type="float">
            <text:p>0.921276595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3404255319149" calcext:value-type="float">
            <text:p>0.923404255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4113475177305" calcext:value-type="float">
            <text:p>0.924113475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6241134751773" calcext:value-type="float">
            <text:p>0.926241134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6950354609929" calcext:value-type="float">
            <text:p>0.926950354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28368794326241" calcext:value-type="float">
            <text:p>0.928368794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0141843971631" calcext:value-type="float">
            <text:p>0.93014184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1560283687943" calcext:value-type="float">
            <text:p>0.931560283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5815602836879" calcext:value-type="float">
            <text:p>0.935815602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8297872340426" calcext:value-type="float">
            <text:p>0.938297872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39716312056738" calcext:value-type="float">
            <text:p>0.939716312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3262411347518" calcext:value-type="float">
            <text:p>0.943262411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5390070921986" calcext:value-type="float">
            <text:p>0.945390070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645390070922" calcext:value-type="float">
            <text:p>0.946453900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7517730496454" calcext:value-type="float">
            <text:p>0.947517730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48936170212766" calcext:value-type="float">
            <text:p>0.948936170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2127659574468" calcext:value-type="float">
            <text:p>0.952127659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2482269503546" calcext:value-type="float">
            <text:p>0.952482269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2836879432624" calcext:value-type="float">
            <text:p>0.952836879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4255319148936" calcext:value-type="float">
            <text:p>0.954255319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709219858156" calcext:value-type="float">
            <text:p>0.957092198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57801418439716" calcext:value-type="float">
            <text:p>0.9578014184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1347517730496" calcext:value-type="float">
            <text:p>0.96134751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1347517730496" calcext:value-type="float">
            <text:p>0.96134751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1702127659574" calcext:value-type="float">
            <text:p>0.961702127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3475177304965" calcext:value-type="float">
            <text:p>0.9634751773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3829787234043" calcext:value-type="float">
            <text:p>0.963829787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418439716312" calcext:value-type="float">
            <text:p>0.964184397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5602836879433" calcext:value-type="float">
            <text:p>0.9656028369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6312056737589" calcext:value-type="float">
            <text:p>0.966312056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7021276595745" calcext:value-type="float">
            <text:p>0.967021276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7375886524822" calcext:value-type="float">
            <text:p>0.9673758865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9148936170213" calcext:value-type="float">
            <text:p>0.969148936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9148936170213" calcext:value-type="float">
            <text:p>0.9691489362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69503546099291" calcext:value-type="float">
            <text:p>0.9695035461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0212765957447" calcext:value-type="float">
            <text:p>0.97021276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6241134751773" calcext:value-type="float">
            <text:p>0.9762411348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76595744680851" calcext:value-type="float">
            <text:p>0.9765957447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  <table:table-row table:style-name="ro1">
          <table:table-cell office:value-type="float" office:value="0.987234042553192" calcext:value-type="float">
            <text:p>0.9872340426</text:p>
          </table:table-cell>
          <table:table-cell office:value-type="float" office:value="0.997821350762527" calcext:value-type="float">
            <text:p>0.9978213508</text:p>
          </table:table-cell>
          <table:table-cell/>
        </table:table-row>
      </table:table>
      <table:named-expressions/>
      <table:database-ranges>
        <table:database-range table:name="__Anonymous_Sheet_DB__0" table:target-range-address="roc_ts_extract.A1:roc_ts_extract.B5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8:31:15.624962000</dc:date>
    <meta:editing-duration>PT9M48S</meta:editing-duration>
    <meta:editing-cycles>1</meta:editing-cycles>
    <meta:document-statistic meta:table-count="1" meta:cell-count="1094" meta:object-count="1"/>
    <meta:generator>LibreOffice/4.3.4.1$MacOSX_X86_64 LibreOffice_project/bc356b2f991740509f321d70e4512a6a54c5f24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05cm" svg:y="4.208cm" style:legend-expansion="high" chart:style-name="ch2"/>
        <chart:plot-area chart:style-name="ch3" table:cell-range-address="roc_ts_extract.A1:roc_ts_extract.B547" chart:data-source-has-labels="column" svg:x="0.32cm" svg:y="0.18cm" svg:width="12.465cm" svg:height="8.64cm">
          <chartooo:coordinate-region svg:x="1.271cm" svg:y="0.373cm" svg:width="11.514cm" svg:height="6.337cm"/>
          <chart:axis chart:dimension="x" chart:name="primary-x" chart:style-name="ch4" chartooo:axis-type="auto">
            <chartooo:date-scale/>
            <chart:categories table:cell-range-address="roc_ts_extract.A1:roc_ts_extract.A5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oc_ts_extract.B1:roc_ts_extract.B547" chart:class="chart:line">
            <chart:data-point chart:repeated="5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oc_ts_extract.A1:roc_ts_extract.A547</svg:desc>
                </draw:g>
              </table:table-cell>
              <table:table-cell office:value-type="float" office:value="0.0871459694989107">
                <text:p>0.0871459694989107</text:p>
                <draw:g>
                  <svg:desc>roc_ts_extract.B1:roc_ts_extract.B547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0239651416122">
                <text:p>0.1023965141612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15468409586057">
                <text:p>0.115468409586057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2636165577342">
                <text:p>0.1263616557734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135076252723312">
                <text:p>0.135076252723312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159041394335512">
                <text:p>0.159041394335512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163398692810458">
                <text:p>0.163398692810458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191721132897603">
                <text:p>0.191721132897603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11328976034858">
                <text:p>0.211328976034858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33115468409586">
                <text:p>0.233115468409586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37472766884532">
                <text:p>0.237472766884532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48366013071895">
                <text:p>0.248366013071895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52723311546841">
                <text:p>0.252723311546841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70152505446623">
                <text:p>0.270152505446623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02832244008715">
                <text:p>0.302832244008715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11546840958606">
                <text:p>0.311546840958606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20261437908497">
                <text:p>0.320261437908497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24618736383442">
                <text:p>0.324618736383442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24618736383442">
                <text:p>0.324618736383442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42047930283224">
                <text:p>0.342047930283224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4640522875817">
                <text:p>0.34640522875817</text:p>
              </table:table-cell>
            </table:table-row>
            <table:table-row>
              <table:table-cell office:value-type="float" office:value="0.000709219858156028">
                <text:p>0</text:p>
              </table:table-cell>
              <table:table-cell office:value-type="float" office:value="0.348583877995643">
                <text:p>0.348583877995643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55119825708061">
                <text:p>0.355119825708061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59477124183006">
                <text:p>0.359477124183006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79084967320261">
                <text:p>0.379084967320261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38562091503268">
                <text:p>0.38562091503268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03050108932462">
                <text:p>0.403050108932462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18300653594771">
                <text:p>0.418300653594771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61873638344227">
                <text:p>0.461873638344227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880174291939">
                <text:p>0.4880174291939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4880174291939">
                <text:p>0.4880174291939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516339869281046">
                <text:p>0.516339869281046</text:p>
              </table:table-cell>
            </table:table-row>
            <table:table-row>
              <table:table-cell office:value-type="float" office:value="0.00106382978723404">
                <text:p>0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49019607843137">
                <text:p>0.549019607843137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53376906318083">
                <text:p>0.553376906318083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64270152505447">
                <text:p>0.564270152505447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68627450980392">
                <text:p>0.568627450980392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7516339869281">
                <text:p>0.57516339869281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79520697167756">
                <text:p>0.579520697167756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01307189542484">
                <text:p>0.601307189542484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03485838779956">
                <text:p>0.603485838779956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23093681917211">
                <text:p>0.623093681917211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25272331154684">
                <text:p>0.625272331154684</text:p>
              </table:table-cell>
            </table:table-row>
            <table:table-row>
              <table:table-cell office:value-type="float" office:value="0.00141843971631206">
                <text:p>0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62309368191721">
                <text:p>0.662309368191721</text:p>
              </table:table-cell>
            </table:table-row>
            <table:table-row>
              <table:table-cell office:value-type="float" office:value="0.00177304964539007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00212765957446808">
                <text:p>0</text:p>
              </table:table-cell>
              <table:table-cell office:value-type="float" office:value="0.697167755991285">
                <text:p>0.697167755991285</text:p>
              </table:table-cell>
            </table:table-row>
            <table:table-row>
              <table:table-cell office:value-type="float" office:value="0.00283687943262411">
                <text:p>0</text:p>
              </table:table-cell>
              <table:table-cell office:value-type="float" office:value="0.688453159041394">
                <text:p>0.688453159041394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1677559912854">
                <text:p>0.71677559912854</text:p>
              </table:table-cell>
            </table:table-row>
            <table:table-row>
              <table:table-cell office:value-type="float" office:value="0.00390070921985816">
                <text:p>0</text:p>
              </table:table-cell>
              <table:table-cell office:value-type="float" office:value="0.729847494553377">
                <text:p>0.729847494553377</text:p>
              </table:table-cell>
            </table:table-row>
            <table:table-row>
              <table:table-cell office:value-type="float" office:value="0.00460992907801418">
                <text:p>0</text:p>
              </table:table-cell>
              <table:table-cell office:value-type="float" office:value="0.738562091503268">
                <text:p>0.738562091503268</text:p>
              </table:table-cell>
            </table:table-row>
            <table:table-row>
              <table:table-cell office:value-type="float" office:value="0.00602836879432624">
                <text:p>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0.00673758865248227">
                <text:p>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0.0074468085106383">
                <text:p>0</text:p>
              </table:table-cell>
              <table:table-cell office:value-type="float" office:value="0.782135076252723">
                <text:p>0.782135076252723</text:p>
              </table:table-cell>
            </table:table-row>
            <table:table-row>
              <table:table-cell office:value-type="float" office:value="0.00921985815602837">
                <text:p>0</text:p>
              </table:table-cell>
              <table:table-cell office:value-type="float" office:value="0.782135076252723">
                <text:p>0.782135076252723</text:p>
              </table:table-cell>
            </table:table-row>
            <table:table-row>
              <table:table-cell office:value-type="float" office:value="0.0109929078014184">
                <text:p>0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0.0109929078014184">
                <text:p>0</text:p>
              </table:table-cell>
              <table:table-cell office:value-type="float" office:value="0.786492374727669">
                <text:p>0.786492374727669</text:p>
              </table:table-cell>
            </table:table-row>
            <table:table-row>
              <table:table-cell office:value-type="float" office:value="0.0152482269503546">
                <text:p>0</text:p>
              </table:table-cell>
              <table:table-cell office:value-type="float" office:value="0.782135076252723">
                <text:p>0.782135076252723</text:p>
              </table:table-cell>
            </table:table-row>
            <table:table-row>
              <table:table-cell office:value-type="float" office:value="0.0156028368794326">
                <text:p>0</text:p>
              </table:table-cell>
              <table:table-cell office:value-type="float" office:value="0.788671023965142">
                <text:p>0.788671023965142</text:p>
              </table:table-cell>
            </table:table-row>
            <table:table-row>
              <table:table-cell office:value-type="float" office:value="0.0177304964539007">
                <text:p>0</text:p>
              </table:table-cell>
              <table:table-cell office:value-type="float" office:value="0.784313725490196">
                <text:p>0.784313725490196</text:p>
              </table:table-cell>
            </table:table-row>
            <table:table-row>
              <table:table-cell office:value-type="float" office:value="0.0177304964539007">
                <text:p>0</text:p>
              </table:table-cell>
              <table:table-cell office:value-type="float" office:value="0.786492374727669">
                <text:p>0.786492374727669</text:p>
              </table:table-cell>
            </table:table-row>
            <table:table-row>
              <table:table-cell office:value-type="float" office:value="0.025177304964539">
                <text:p>0</text:p>
              </table:table-cell>
              <table:table-cell office:value-type="float" office:value="0.790849673202614">
                <text:p>0.790849673202614</text:p>
              </table:table-cell>
            </table:table-row>
            <table:table-row>
              <table:table-cell office:value-type="float" office:value="0.025531914893617">
                <text:p>0</text:p>
              </table:table-cell>
              <table:table-cell office:value-type="float" office:value="0.79520697167756">
                <text:p>0.79520697167756</text:p>
              </table:table-cell>
            </table:table-row>
            <table:table-row>
              <table:table-cell office:value-type="float" office:value="0.025886524822695">
                <text:p>0</text:p>
              </table:table-cell>
              <table:table-cell office:value-type="float" office:value="0.790849673202614">
                <text:p>0.790849673202614</text:p>
              </table:table-cell>
            </table:table-row>
            <table:table-row>
              <table:table-cell office:value-type="float" office:value="0.0333333333333333">
                <text:p>0</text:p>
              </table:table-cell>
              <table:table-cell office:value-type="float" office:value="0.790849673202614">
                <text:p>0.790849673202614</text:p>
              </table:table-cell>
            </table:table-row>
            <table:table-row>
              <table:table-cell office:value-type="float" office:value="0.0414893617021277">
                <text:p>0</text:p>
              </table:table-cell>
              <table:table-cell office:value-type="float" office:value="0.799564270152505">
                <text:p>0.799564270152505</text:p>
              </table:table-cell>
            </table:table-row>
            <table:table-row>
              <table:table-cell office:value-type="float" office:value="0.0432624113475177">
                <text:p>0</text:p>
              </table:table-cell>
              <table:table-cell office:value-type="float" office:value="0.801742919389978">
                <text:p>0.801742919389978</text:p>
              </table:table-cell>
            </table:table-row>
            <table:table-row>
              <table:table-cell office:value-type="float" office:value="0.0446808510638298">
                <text:p>0</text:p>
              </table:table-cell>
              <table:table-cell office:value-type="float" office:value="0.812636165577342">
                <text:p>0.812636165577342</text:p>
              </table:table-cell>
            </table:table-row>
            <table:table-row>
              <table:table-cell office:value-type="float" office:value="0.0450354609929078">
                <text:p>0</text:p>
              </table:table-cell>
              <table:table-cell office:value-type="float" office:value="0.808278867102396">
                <text:p>0.808278867102396</text:p>
              </table:table-cell>
            </table:table-row>
            <table:table-row>
              <table:table-cell office:value-type="float" office:value="0.0475177304964539">
                <text:p>0</text:p>
              </table:table-cell>
              <table:table-cell office:value-type="float" office:value="0.806100217864924">
                <text:p>0.806100217864924</text:p>
              </table:table-cell>
            </table:table-row>
            <table:table-row>
              <table:table-cell office:value-type="float" office:value="0.0478723404255319">
                <text:p>0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float" office:value="0.0482269503546099">
                <text:p>0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float" office:value="0.0485815602836879">
                <text:p>0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float" office:value="0.049645390070922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528368794326241">
                <text:p>0</text:p>
              </table:table-cell>
              <table:table-cell office:value-type="float" office:value="0.812636165577342">
                <text:p>0.812636165577342</text:p>
              </table:table-cell>
            </table:table-row>
            <table:table-row>
              <table:table-cell office:value-type="float" office:value="0.0570921985815603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574468085106383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581560283687943">
                <text:p>0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float" office:value="0.0613475177304965">
                <text:p>0</text:p>
              </table:table-cell>
              <table:table-cell office:value-type="float" office:value="0.821350762527233">
                <text:p>0.821350762527233</text:p>
              </table:table-cell>
            </table:table-row>
            <table:table-row>
              <table:table-cell office:value-type="float" office:value="0.0634751773049645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659574468085107">
                <text:p>0</text:p>
              </table:table-cell>
              <table:table-cell office:value-type="float" office:value="0.825708061002178">
                <text:p>0.825708061002178</text:p>
              </table:table-cell>
            </table:table-row>
            <table:table-row>
              <table:table-cell office:value-type="float" office:value="0.0663120567375887">
                <text:p>0</text:p>
              </table:table-cell>
              <table:table-cell office:value-type="float" office:value="0.816993464052288">
                <text:p>0.816993464052288</text:p>
              </table:table-cell>
            </table:table-row>
            <table:table-row>
              <table:table-cell office:value-type="float" office:value="0.0677304964539007">
                <text:p>0</text:p>
              </table:table-cell>
              <table:table-cell office:value-type="float" office:value="0.825708061002178">
                <text:p>0.825708061002178</text:p>
              </table:table-cell>
            </table:table-row>
            <table:table-row>
              <table:table-cell office:value-type="float" office:value="0.0695035460992908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074468085106383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074468085106383">
                <text:p>0</text:p>
              </table:table-cell>
              <table:table-cell office:value-type="float" office:value="0.830065359477124">
                <text:p>0.830065359477124</text:p>
              </table:table-cell>
            </table:table-row>
            <table:table-row>
              <table:table-cell office:value-type="float" office:value="0.075177304964539">
                <text:p>0</text:p>
              </table:table-cell>
              <table:table-cell office:value-type="float" office:value="0.832244008714597">
                <text:p>0.832244008714597</text:p>
              </table:table-cell>
            </table:table-row>
            <table:table-row>
              <table:table-cell office:value-type="float" office:value="0.0773049645390071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0780141843971631">
                <text:p>0</text:p>
              </table:table-cell>
              <table:table-cell office:value-type="float" office:value="0.83442265795207">
                <text:p>0.83442265795207</text:p>
              </table:table-cell>
            </table:table-row>
            <table:table-row>
              <table:table-cell office:value-type="float" office:value="0.0783687943262412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0783687943262412">
                <text:p>0</text:p>
              </table:table-cell>
              <table:table-cell office:value-type="float" office:value="0.83442265795207">
                <text:p>0.83442265795207</text:p>
              </table:table-cell>
            </table:table-row>
            <table:table-row>
              <table:table-cell office:value-type="float" office:value="0.0790780141843972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0822695035460993">
                <text:p>0</text:p>
              </table:table-cell>
              <table:table-cell office:value-type="float" office:value="0.827886710239651">
                <text:p>0.827886710239651</text:p>
              </table:table-cell>
            </table:table-row>
            <table:table-row>
              <table:table-cell office:value-type="float" office:value="0.0829787234042553">
                <text:p>0</text:p>
              </table:table-cell>
              <table:table-cell office:value-type="float" office:value="0.830065359477124">
                <text:p>0.830065359477124</text:p>
              </table:table-cell>
            </table:table-row>
            <table:table-row>
              <table:table-cell office:value-type="float" office:value="0.0868794326241135">
                <text:p>0</text:p>
              </table:table-cell>
              <table:table-cell office:value-type="float" office:value="0.832244008714597">
                <text:p>0.832244008714597</text:p>
              </table:table-cell>
            </table:table-row>
            <table:table-row>
              <table:table-cell office:value-type="float" office:value="0.0929078014184397">
                <text:p>0</text:p>
              </table:table-cell>
              <table:table-cell office:value-type="float" office:value="0.840958605664488">
                <text:p>0.840958605664488</text:p>
              </table:table-cell>
            </table:table-row>
            <table:table-row>
              <table:table-cell office:value-type="float" office:value="0.0936170212765957">
                <text:p>0</text:p>
              </table:table-cell>
              <table:table-cell office:value-type="float" office:value="0.836601307189543">
                <text:p>0.836601307189543</text:p>
              </table:table-cell>
            </table:table-row>
            <table:table-row>
              <table:table-cell office:value-type="float" office:value="0.0943262411347518">
                <text:p>0</text:p>
              </table:table-cell>
              <table:table-cell office:value-type="float" office:value="0.840958605664488">
                <text:p>0.840958605664488</text:p>
              </table:table-cell>
            </table:table-row>
            <table:table-row>
              <table:table-cell office:value-type="float" office:value="0.098581560283688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0177304964539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02482269503546">
                <text:p>0</text:p>
              </table:table-cell>
              <table:table-cell office:value-type="float" office:value="0.838779956427015">
                <text:p>0.838779956427015</text:p>
              </table:table-cell>
            </table:table-row>
            <table:table-row>
              <table:table-cell office:value-type="float" office:value="0.103191489361702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10354609929078">
                <text:p>0</text:p>
              </table:table-cell>
              <table:table-cell office:value-type="float" office:value="0.845315904139433">
                <text:p>0.845315904139433</text:p>
              </table:table-cell>
            </table:table-row>
            <table:table-row>
              <table:table-cell office:value-type="float" office:value="0.104964539007092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06028368794326">
                <text:p>0</text:p>
              </table:table-cell>
              <table:table-cell office:value-type="float" office:value="0.847494553376906">
                <text:p>0.847494553376906</text:p>
              </table:table-cell>
            </table:table-row>
            <table:table-row>
              <table:table-cell office:value-type="float" office:value="0.110992907801418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13120567375887">
                <text:p>0</text:p>
              </table:table-cell>
              <table:table-cell office:value-type="float" office:value="0.843137254901961">
                <text:p>0.843137254901961</text:p>
              </table:table-cell>
            </table:table-row>
            <table:table-row>
              <table:table-cell office:value-type="float" office:value="0.116666666666667">
                <text:p>0</text:p>
              </table:table-cell>
              <table:table-cell office:value-type="float" office:value="0.849673202614379">
                <text:p>0.849673202614379</text:p>
              </table:table-cell>
            </table:table-row>
            <table:table-row>
              <table:table-cell office:value-type="float" office:value="0.119148936170213">
                <text:p>0</text:p>
              </table:table-cell>
              <table:table-cell office:value-type="float" office:value="0.849673202614379">
                <text:p>0.849673202614379</text:p>
              </table:table-cell>
            </table:table-row>
            <table:table-row>
              <table:table-cell office:value-type="float" office:value="0.119858156028369">
                <text:p>0</text:p>
              </table:table-cell>
              <table:table-cell office:value-type="float" office:value="0.849673202614379">
                <text:p>0.849673202614379</text:p>
              </table:table-cell>
            </table:table-row>
            <table:table-row>
              <table:table-cell office:value-type="float" office:value="0.121276595744681">
                <text:p>0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float" office:value="0.123049645390071">
                <text:p>0</text:p>
              </table:table-cell>
              <table:table-cell office:value-type="float" office:value="0.854030501089325">
                <text:p>0.854030501089325</text:p>
              </table:table-cell>
            </table:table-row>
            <table:table-row>
              <table:table-cell office:value-type="float" office:value="0.127304964539007">
                <text:p>0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float" office:value="0.127659574468085">
                <text:p>0</text:p>
              </table:table-cell>
              <table:table-cell office:value-type="float" office:value="0.85838779956427">
                <text:p>0.85838779956427</text:p>
              </table:table-cell>
            </table:table-row>
            <table:table-row>
              <table:table-cell office:value-type="float" office:value="0.129787234042553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30141843971631">
                <text:p>0</text:p>
              </table:table-cell>
              <table:table-cell office:value-type="float" office:value="0.856209150326797">
                <text:p>0.856209150326797</text:p>
              </table:table-cell>
            </table:table-row>
            <table:table-row>
              <table:table-cell office:value-type="float" office:value="0.131914893617021">
                <text:p>0</text:p>
              </table:table-cell>
              <table:table-cell office:value-type="float" office:value="0.860566448801743">
                <text:p>0.860566448801743</text:p>
              </table:table-cell>
            </table:table-row>
            <table:table-row>
              <table:table-cell office:value-type="float" office:value="0.135815602836879">
                <text:p>0</text:p>
              </table:table-cell>
              <table:table-cell office:value-type="float" office:value="0.860566448801743">
                <text:p>0.860566448801743</text:p>
              </table:table-cell>
            </table:table-row>
            <table:table-row>
              <table:table-cell office:value-type="float" office:value="0.136524822695035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39007092198582">
                <text:p>0</text:p>
              </table:table-cell>
              <table:table-cell office:value-type="float" office:value="0.862745098039216">
                <text:p>0.862745098039216</text:p>
              </table:table-cell>
            </table:table-row>
            <table:table-row>
              <table:table-cell office:value-type="float" office:value="0.13936170212766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41843971631206">
                <text:p>0</text:p>
              </table:table-cell>
              <table:table-cell office:value-type="float" office:value="0.864923747276688">
                <text:p>0.864923747276688</text:p>
              </table:table-cell>
            </table:table-row>
            <table:table-row>
              <table:table-cell office:value-type="float" office:value="0.14468085106383">
                <text:p>0</text:p>
              </table:table-cell>
              <table:table-cell office:value-type="float" office:value="0.869281045751634">
                <text:p>0.869281045751634</text:p>
              </table:table-cell>
            </table:table-row>
            <table:table-row>
              <table:table-cell office:value-type="float" office:value="0.145035460992908">
                <text:p>0</text:p>
              </table:table-cell>
              <table:table-cell office:value-type="float" office:value="0.860566448801743">
                <text:p>0.860566448801743</text:p>
              </table:table-cell>
            </table:table-row>
            <table:table-row>
              <table:table-cell office:value-type="float" office:value="0.145744680851064">
                <text:p>0</text:p>
              </table:table-cell>
              <table:table-cell office:value-type="float" office:value="0.867102396514161">
                <text:p>0.867102396514161</text:p>
              </table:table-cell>
            </table:table-row>
            <table:table-row>
              <table:table-cell office:value-type="float" office:value="0.148936170212766">
                <text:p>0</text:p>
              </table:table-cell>
              <table:table-cell office:value-type="float" office:value="0.873638344226579">
                <text:p>0.873638344226579</text:p>
              </table:table-cell>
            </table:table-row>
            <table:table-row>
              <table:table-cell office:value-type="float" office:value="0.150709219858156">
                <text:p>0</text:p>
              </table:table-cell>
              <table:table-cell office:value-type="float" office:value="0.873638344226579">
                <text:p>0.873638344226579</text:p>
              </table:table-cell>
            </table:table-row>
            <table:table-row>
              <table:table-cell office:value-type="float" office:value="0.155673758865248">
                <text:p>0</text:p>
              </table:table-cell>
              <table:table-cell office:value-type="float" office:value="0.871459694989107">
                <text:p>0.871459694989107</text:p>
              </table:table-cell>
            </table:table-row>
            <table:table-row>
              <table:table-cell office:value-type="float" office:value="0.156737588652482">
                <text:p>0</text:p>
              </table:table-cell>
              <table:table-cell office:value-type="float" office:value="0.877995642701525">
                <text:p>0.877995642701525</text:p>
              </table:table-cell>
            </table:table-row>
            <table:table-row>
              <table:table-cell office:value-type="float" office:value="0.158156028368794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59219858156028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62056737588653">
                <text:p>0</text:p>
              </table:table-cell>
              <table:table-cell office:value-type="float" office:value="0.877995642701525">
                <text:p>0.877995642701525</text:p>
              </table:table-cell>
            </table:table-row>
            <table:table-row>
              <table:table-cell office:value-type="float" office:value="0.163829787234043">
                <text:p>0</text:p>
              </table:table-cell>
              <table:table-cell office:value-type="float" office:value="0.877995642701525">
                <text:p>0.877995642701525</text:p>
              </table:table-cell>
            </table:table-row>
            <table:table-row>
              <table:table-cell office:value-type="float" office:value="0.165602836879433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166666666666667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70921985815603">
                <text:p>0</text:p>
              </table:table-cell>
              <table:table-cell office:value-type="float" office:value="0.880174291938998">
                <text:p>0.880174291938998</text:p>
              </table:table-cell>
            </table:table-row>
            <table:table-row>
              <table:table-cell office:value-type="float" office:value="0.172695035460993">
                <text:p>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173049645390071">
                <text:p>0</text:p>
              </table:table-cell>
              <table:table-cell office:value-type="float" office:value="0.884531590413943">
                <text:p>0.884531590413943</text:p>
              </table:table-cell>
            </table:table-row>
            <table:table-row>
              <table:table-cell office:value-type="float" office:value="0.175177304964539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177304964539007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178723404255319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181560283687943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181560283687943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181914893617021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182624113475177">
                <text:p>0</text:p>
              </table:table-cell>
              <table:table-cell office:value-type="float" office:value="0.886710239651416">
                <text:p>0.886710239651416</text:p>
              </table:table-cell>
            </table:table-row>
            <table:table-row>
              <table:table-cell office:value-type="float" office:value="0.183333333333333">
                <text:p>0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187588652482269">
                <text:p>0</text:p>
              </table:table-cell>
              <table:table-cell office:value-type="float" office:value="0.899782135076253">
                <text:p>0.899782135076253</text:p>
              </table:table-cell>
            </table:table-row>
            <table:table-row>
              <table:table-cell office:value-type="float" office:value="0.189007092198582">
                <text:p>0</text:p>
              </table:table-cell>
              <table:table-cell office:value-type="float" office:value="0.89760348583878">
                <text:p>0.89760348583878</text:p>
              </table:table-cell>
            </table:table-row>
            <table:table-row>
              <table:table-cell office:value-type="float" office:value="0.195744680851064">
                <text:p>0</text:p>
              </table:table-cell>
              <table:table-cell office:value-type="float" office:value="0.906318082788671">
                <text:p>0.906318082788671</text:p>
              </table:table-cell>
            </table:table-row>
            <table:table-row>
              <table:table-cell office:value-type="float" office:value="0.197872340425532">
                <text:p>0</text:p>
              </table:table-cell>
              <table:table-cell office:value-type="float" office:value="0.906318082788671">
                <text:p>0.906318082788671</text:p>
              </table:table-cell>
            </table:table-row>
            <table:table-row>
              <table:table-cell office:value-type="float" office:value="0.199290780141844">
                <text:p>0</text:p>
              </table:table-cell>
              <table:table-cell office:value-type="float" office:value="0.901960784313726">
                <text:p>0.901960784313726</text:p>
              </table:table-cell>
            </table:table-row>
            <table:table-row>
              <table:table-cell office:value-type="float" office:value="0.200354609929078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02836879432624">
                <text:p>0</text:p>
              </table:table-cell>
              <table:table-cell office:value-type="float" office:value="0.906318082788671">
                <text:p>0.906318082788671</text:p>
              </table:table-cell>
            </table:table-row>
            <table:table-row>
              <table:table-cell office:value-type="float" office:value="0.202836879432624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03191489361702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09929078014184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11347517730496">
                <text:p>0</text:p>
              </table:table-cell>
              <table:table-cell office:value-type="float" office:value="0.915032679738562">
                <text:p>0.915032679738562</text:p>
              </table:table-cell>
            </table:table-row>
            <table:table-row>
              <table:table-cell office:value-type="float" office:value="0.211702127659574">
                <text:p>0</text:p>
              </table:table-cell>
              <table:table-cell office:value-type="float" office:value="0.908496732026144">
                <text:p>0.908496732026144</text:p>
              </table:table-cell>
            </table:table-row>
            <table:table-row>
              <table:table-cell office:value-type="float" office:value="0.214184397163121">
                <text:p>0</text:p>
              </table:table-cell>
              <table:table-cell office:value-type="float" office:value="0.912854030501089">
                <text:p>0.912854030501089</text:p>
              </table:table-cell>
            </table:table-row>
            <table:table-row>
              <table:table-cell office:value-type="float" office:value="0.216312056737589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20921985815603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25531914893617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27659574468085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32269503546099">
                <text:p>0</text:p>
              </table:table-cell>
              <table:table-cell office:value-type="float" office:value="0.917211328976035">
                <text:p>0.917211328976035</text:p>
              </table:table-cell>
            </table:table-row>
            <table:table-row>
              <table:table-cell office:value-type="float" office:value="0.232269503546099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32624113475177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34397163120567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34397163120567">
                <text:p>0</text:p>
              </table:table-cell>
              <table:table-cell office:value-type="float" office:value="0.919389978213508">
                <text:p>0.919389978213508</text:p>
              </table:table-cell>
            </table:table-row>
            <table:table-row>
              <table:table-cell office:value-type="float" office:value="0.240425531914894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41843971631206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47872340425532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48581560283688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92156862745098">
                <text:p>0.92156862745098</text:p>
              </table:table-cell>
            </table:table-row>
            <table:table-row>
              <table:table-cell office:value-type="float" office:value="0.252127659574468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57801418439716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58510638297872">
                <text:p>0</text:p>
              </table:table-cell>
              <table:table-cell office:value-type="float" office:value="0.923747276688453">
                <text:p>0.923747276688453</text:p>
              </table:table-cell>
            </table:table-row>
            <table:table-row>
              <table:table-cell office:value-type="float" office:value="0.263475177304965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64539007092199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66666666666667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69858156028369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70921985815603">
                <text:p>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float" office:value="0.271985815602837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273049645390071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82978723404255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87588652482269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89007092198582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8936170212766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9290780141844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295035460992908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95390070921986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95744680851064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296099290780142">
                <text:p>0</text:p>
              </table:table-cell>
              <table:table-cell office:value-type="float" office:value="0.928104575163399">
                <text:p>0.928104575163399</text:p>
              </table:table-cell>
            </table:table-row>
            <table:table-row>
              <table:table-cell office:value-type="float" office:value="0.297517730496454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297872340425532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02836879432624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04964539007092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06028368794326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07801418439716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10283687943262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11702127659574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1241134751773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13475177304965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15957446808511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16666666666667">
                <text:p>0</text:p>
              </table:table-cell>
              <table:table-cell office:value-type="float" office:value="0.930283224400871">
                <text:p>0.930283224400871</text:p>
              </table:table-cell>
            </table:table-row>
            <table:table-row>
              <table:table-cell office:value-type="float" office:value="0.321985815602837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22695035460993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23404255319149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23758865248227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24468085106383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32269503546099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33687943262411">
                <text:p>0</text:p>
              </table:table-cell>
              <table:table-cell office:value-type="float" office:value="0.932461873638344">
                <text:p>0.932461873638344</text:p>
              </table:table-cell>
            </table:table-row>
            <table:table-row>
              <table:table-cell office:value-type="float" office:value="0.336524822695035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36879432624113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39007092198582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39716312056738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4113475177305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4290780141844">
                <text:p>0</text:p>
              </table:table-cell>
              <table:table-cell office:value-type="float" office:value="0.93681917211329">
                <text:p>0.93681917211329</text:p>
              </table:table-cell>
            </table:table-row>
            <table:table-row>
              <table:table-cell office:value-type="float" office:value="0.348936170212766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50709219858156">
                <text:p>0</text:p>
              </table:table-cell>
              <table:table-cell office:value-type="float" office:value="0.93681917211329">
                <text:p>0.93681917211329</text:p>
              </table:table-cell>
            </table:table-row>
            <table:table-row>
              <table:table-cell office:value-type="float" office:value="0.351418439716312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5177304964539">
                <text:p>0</text:p>
              </table:table-cell>
              <table:table-cell office:value-type="float" office:value="0.934640522875817">
                <text:p>0.934640522875817</text:p>
              </table:table-cell>
            </table:table-row>
            <table:table-row>
              <table:table-cell office:value-type="float" office:value="0.365957446808511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68085106382979">
                <text:p>0</text:p>
              </table:table-cell>
              <table:table-cell office:value-type="float" office:value="0.93681917211329">
                <text:p>0.93681917211329</text:p>
              </table:table-cell>
            </table:table-row>
            <table:table-row>
              <table:table-cell office:value-type="float" office:value="0.369148936170213">
                <text:p>0</text:p>
              </table:table-cell>
              <table:table-cell office:value-type="float" office:value="0.93681917211329">
                <text:p>0.93681917211329</text:p>
              </table:table-cell>
            </table:table-row>
            <table:table-row>
              <table:table-cell office:value-type="float" office:value="0.369503546099291">
                <text:p>0</text:p>
              </table:table-cell>
              <table:table-cell office:value-type="float" office:value="0.938997821350762">
                <text:p>0.938997821350762</text:p>
              </table:table-cell>
            </table:table-row>
            <table:table-row>
              <table:table-cell office:value-type="float" office:value="0.372340425531915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75886524822695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77304964539007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78723404255319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82269503546099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83333333333333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84042553191489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87588652482269">
                <text:p>0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38936170212766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92198581560284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97163120567376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399290780141844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0177304964539">
                <text:p>0</text:p>
              </table:table-cell>
              <table:table-cell office:value-type="float" office:value="0.943355119825708">
                <text:p>0.943355119825708</text:p>
              </table:table-cell>
            </table:table-row>
            <table:table-row>
              <table:table-cell office:value-type="float" office:value="0.402482269503546">
                <text:p>0</text:p>
              </table:table-cell>
              <table:table-cell office:value-type="float" office:value="0.945533769063181">
                <text:p>0.945533769063181</text:p>
              </table:table-cell>
            </table:table-row>
            <table:table-row>
              <table:table-cell office:value-type="float" office:value="0.410283687943262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10283687943262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1063829787234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11702127659575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12411347517731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21276595744681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21985815602837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22340425531915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23404255319149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24113475177305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25177304964539">
                <text:p>0</text:p>
              </table:table-cell>
              <table:table-cell office:value-type="float" office:value="0.947712418300653">
                <text:p>0.947712418300653</text:p>
              </table:table-cell>
            </table:table-row>
            <table:table-row>
              <table:table-cell office:value-type="float" office:value="0.425177304964539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26595744680851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28368794326241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31205673758865">
                <text:p>0</text:p>
              </table:table-cell>
              <table:table-cell office:value-type="float" office:value="0.949891067538126">
                <text:p>0.949891067538126</text:p>
              </table:table-cell>
            </table:table-row>
            <table:table-row>
              <table:table-cell office:value-type="float" office:value="0.43936170212766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40780141843972">
                <text:p>0</text:p>
              </table:table-cell>
              <table:table-cell office:value-type="float" office:value="0.952069716775599">
                <text:p>0.952069716775599</text:p>
              </table:table-cell>
            </table:table-row>
            <table:table-row>
              <table:table-cell office:value-type="float" office:value="0.441843971631206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42198581560284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4290780141844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43617021276596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45390070921986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48581560283688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49645390070922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50354609929078">
                <text:p>0</text:p>
              </table:table-cell>
              <table:table-cell office:value-type="float" office:value="0.954248366013072">
                <text:p>0.954248366013072</text:p>
              </table:table-cell>
            </table:table-row>
            <table:table-row>
              <table:table-cell office:value-type="float" office:value="0.453191489361702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53191489361702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54964539007092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55673758865248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59929078014184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60283687943262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60992907801418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61702127659575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64893617021277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65602836879433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65957446808511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67021276595745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67730496453901">
                <text:p>0</text:p>
              </table:table-cell>
              <table:table-cell office:value-type="float" office:value="0.956427015250545">
                <text:p>0.956427015250545</text:p>
              </table:table-cell>
            </table:table-row>
            <table:table-row>
              <table:table-cell office:value-type="float" office:value="0.471631205673759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74113475177305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75177304964539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75886524822695">
                <text:p>0</text:p>
              </table:table-cell>
              <table:table-cell office:value-type="float" office:value="0.958605664488017">
                <text:p>0.958605664488017</text:p>
              </table:table-cell>
            </table:table-row>
            <table:table-row>
              <table:table-cell office:value-type="float" office:value="0.478368794326241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79432624113475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2269503546099">
                <text:p>0</text:p>
              </table:table-cell>
              <table:table-cell office:value-type="float" office:value="0.96078431372549">
                <text:p>0.96078431372549</text:p>
              </table:table-cell>
            </table:table-row>
            <table:table-row>
              <table:table-cell office:value-type="float" office:value="0.485106382978723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86170212765958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87234042553191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0425531914894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2198581560284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290780141844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7163120567376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498581560283688">
                <text:p>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50319148936170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03191489361702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4893617021277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5957446808511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8439716312057">
                <text:p>0</text:p>
              </table:table-cell>
              <table:table-cell office:value-type="float" office:value="0.965141612200436">
                <text:p>0.965141612200436</text:p>
              </table:table-cell>
            </table:table-row>
            <table:table-row>
              <table:table-cell office:value-type="float" office:value="0.518794326241135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19503546099291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198581560283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4468085106383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5531914893617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6241134751773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6950354609929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6950354609929">
                <text:p>0</text:p>
              </table:table-cell>
              <table:table-cell office:value-type="float" office:value="0.969498910675381">
                <text:p>0.969498910675381</text:p>
              </table:table-cell>
            </table:table-row>
            <table:table-row>
              <table:table-cell office:value-type="float" office:value="0.527659574468085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8368794326241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28723404255319">
                <text:p>0</text:p>
              </table:table-cell>
              <table:table-cell office:value-type="float" office:value="0.967320261437908">
                <text:p>0.967320261437908</text:p>
              </table:table-cell>
            </table:table-row>
            <table:table-row>
              <table:table-cell office:value-type="float" office:value="0.532624113475177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35106382978723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35106382978723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35460992907801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47517730496454">
                <text:p>0</text:p>
              </table:table-cell>
              <table:table-cell office:value-type="float" office:value="0.971677559912854">
                <text:p>0.971677559912854</text:p>
              </table:table-cell>
            </table:table-row>
            <table:table-row>
              <table:table-cell office:value-type="float" office:value="0.547517730496454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50354609929078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51063829787234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55673758865248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57446808510638">
                <text:p>0</text:p>
              </table:table-cell>
              <table:table-cell office:value-type="float" office:value="0.973856209150327">
                <text:p>0.973856209150327</text:p>
              </table:table-cell>
            </table:table-row>
            <table:table-row>
              <table:table-cell office:value-type="float" office:value="0.559574468085106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6241134751773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6241134751773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63829787234043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64893617021277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65957446808511">
                <text:p>0</text:p>
              </table:table-cell>
              <table:table-cell office:value-type="float" office:value="0.9760348583878">
                <text:p>0.9760348583878</text:p>
              </table:table-cell>
            </table:table-row>
            <table:table-row>
              <table:table-cell office:value-type="float" office:value="0.571631205673759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73758865248227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74113475177305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75177304964539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76950354609929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79078014184397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80496453900709">
                <text:p>0</text:p>
              </table:table-cell>
              <table:table-cell office:value-type="float" office:value="0.978213507625272">
                <text:p>0.978213507625272</text:p>
              </table:table-cell>
            </table:table-row>
            <table:table-row>
              <table:table-cell office:value-type="float" office:value="0.583687943262411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84042553191489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84042553191489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85815602836879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88297872340426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58936170212766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589716312056738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592198581560284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59290780141844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93617021276596">
                <text:p>0</text:p>
              </table:table-cell>
              <table:table-cell office:value-type="float" office:value="0.980392156862745">
                <text:p>0.980392156862745</text:p>
              </table:table-cell>
            </table:table-row>
            <table:table-row>
              <table:table-cell office:value-type="float" office:value="0.59468085106383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595035460992908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595744680851064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59645390070922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599290780141844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04964539007092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063829787234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0992907801418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1347517730496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5957446808511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7375886524823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8085106382979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8794326241135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19148936170213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4113475177305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4468085106383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5177304964539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5531914893617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5886524822695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6950354609929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6950354609929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8014184397163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28368794326241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30496453900709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31560283687943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35815602836879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40425531914894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45035460992908">
                <text:p>0</text:p>
              </table:table-cell>
              <table:table-cell office:value-type="float" office:value="0.982570806100218">
                <text:p>0.982570806100218</text:p>
              </table:table-cell>
            </table:table-row>
            <table:table-row>
              <table:table-cell office:value-type="float" office:value="0.645035460992908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45390070921986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48936170212766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2836879432624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709219858156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7446808510638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57801418439716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0992907801418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241134751773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2765957446809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312056737588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5602836879433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5957446808511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68085106382979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7553191489361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7730496453900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77659574468085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78368794326241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7907801418439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0496453900709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1560283687943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82624113475177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87234042553192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9290780141844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9326241134751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94326241134752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695390070921986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698936170212766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703191489361702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704609929078014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04964539007092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06737588652482">
                <text:p>0</text:p>
              </table:table-cell>
              <table:table-cell office:value-type="float" office:value="0.98474945533769">
                <text:p>0.98474945533769</text:p>
              </table:table-cell>
            </table:table-row>
            <table:table-row>
              <table:table-cell office:value-type="float" office:value="0.70921985815602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09219858156028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709574468085106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714539007092198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14893617021277">
                <text:p>0</text:p>
              </table:table-cell>
              <table:table-cell office:value-type="float" office:value="0.986928104575163">
                <text:p>0.986928104575163</text:p>
              </table:table-cell>
            </table:table-row>
            <table:table-row>
              <table:table-cell office:value-type="float" office:value="0.714893617021277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17021276595745">
                <text:p>0</text:p>
              </table:table-cell>
              <table:table-cell office:value-type="float" office:value="0.989106753812636">
                <text:p>0.989106753812636</text:p>
              </table:table-cell>
            </table:table-row>
            <table:table-row>
              <table:table-cell office:value-type="float" office:value="0.723758865248227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24468085106383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25886524822695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28368794326241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28723404255319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29078014184397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30496453900709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32269503546099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32624113475177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36879432624114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3794326241134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38652482269504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4326241134751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43971631205674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4503546099290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46808510638298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48936170212766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50709219858156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53191489361702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53191489361702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54255319148936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56028368794326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57801418439716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6063829787234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60992907801418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61347517730497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64893617021277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6666666666666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68085106382979">
                <text:p>0</text:p>
              </table:table-cell>
              <table:table-cell office:value-type="float" office:value="0.991285403050109">
                <text:p>0.991285403050109</text:p>
              </table:table-cell>
            </table:table-row>
            <table:table-row>
              <table:table-cell office:value-type="float" office:value="0.771631205673759">
                <text:p>0</text:p>
              </table:table-cell>
              <table:table-cell office:value-type="float" office:value="0.993464052287582">
                <text:p>0.993464052287582</text:p>
              </table:table-cell>
            </table:table-row>
            <table:table-row>
              <table:table-cell office:value-type="float" office:value="0.77198581560283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7659574468085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78368794326241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78723404255319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85106382978723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8617021276595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88297872340426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8865248226950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11347517730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796099290780142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79645390070922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01063829787234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0141843971631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0354609929078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1170212765957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312056737588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1489361702127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17730496453901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1879432624113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19858156028369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2198581560283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23758865248227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26241134751773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27659574468085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28723404255319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38652482269504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3900709219858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40780141843972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41489361702128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42198581560284">
                <text:p>0</text:p>
              </table:table-cell>
              <table:table-cell office:value-type="float" office:value="0.995642701525054">
                <text:p>0.995642701525054</text:p>
              </table:table-cell>
            </table:table-row>
            <table:table-row>
              <table:table-cell office:value-type="float" office:value="0.84326241134751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028368794326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028368794326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13475177304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418439716312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631205673758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631205673758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6985815602836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163120567375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659574468085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7659574468085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262411347517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617021276595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723404255319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75886524822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8865248226950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432624113475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46808510638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503546099290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89858156028368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035460992907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17730496453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460992907801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992907801418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0992907801418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028368794326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028368794326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06382978723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13475177304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170212765957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205673758865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31205673758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1631205673758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127659574468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340425531914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411347517730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624113475177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695035460992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2836879432624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014184397163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156028368794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581560283687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829787234042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3971631205673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326241134751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539007092198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64539007092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751773049645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4893617021276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2127659574468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248226950354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283687943262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425531914893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70921985815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5780141843971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13475177304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1347517730496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1702127659574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347517730496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382978723404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41843971631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560283687943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6312056737589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7021276595745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737588652482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914893617021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914893617021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6950354609929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0212765957447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6241134751773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76595744680851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  <table:table-row>
              <table:table-cell office:value-type="float" office:value="0.987234042553192">
                <text:p>0</text:p>
              </table:table-cell>
              <table:table-cell office:value-type="float" office:value="0.997821350762527">
                <text:p>0.997821350762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